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銀玉仮面だなんて…</text:p>
            <text:p>本当に引越しを考えるべきなのかしら？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ただ家のローンがあと30年…</text:p>
            <text:p>はあ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私が$ci火曜日$crにあの台に座ろうとしたら</text:p>
            <text:p>隣の人が注意してくれたの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何も知らなかったから</text:p>
            <text:p>話を聞いてビックリしたわ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こんなに事件が頻発するなんて…</text:p>
            <text:p>やっぱり引越しを考えるべきなのかしら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1">
          <table:table-cell office:value-type="string">
            <text:p>ああ… でもやっぱり家のローンが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呪いの人形か…</text:p>
            <text:p>使えるかも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私が引越ししたいって言っても</text:p>
            <text:p>旦那は全然相手にもなってくれないの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買ったばかりの家を手放すなんて</text:p>
            <text:p>馬鹿げてるっ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でも、こういう話は大っ嫌いな人だから</text:p>
            <text:p>もしかしたら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聞いて聞いて！</text:p>
            <text:p>最近、念願のマイホームを買ったのよ！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日当たりも景色も良くて</text:p>
            <text:p>狭いけどちゃんと庭もついてるのよ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もう最高！</text:p>
            <text:p>30年のローンを組んだかいがあったわ！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体操指導の男の人、自殺だったらしいわね</text:p>
            <text:p>…残念だわ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これで土地の値段が下がったり</text:p>
            <text:p>しなければいいんだけど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何でこんなに事件が続くの！？</text:p>
            <text:p>こっちは家を買ったばかりだって言うのに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そもそもこの町で家を買ったのが</text:p>
            <text:p>失敗だったのかしら…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結局、引越しはしなかったの</text:p>
            <text:p>夫がどうしても折れてくれなくてね</text:p>
          </table:table-cell>
          <table:table-cell/>
        </table:table-row>
        <table:table-row table:style-name="ro1">
          <table:table-cell office:value-type="string">
            <text:p>新居住まいのオバチャン</text:p>
          </table:table-cell>
          <table:table-cell/>
        </table:table-row>
        <table:table-row table:style-name="ro2">
          <table:table-cell office:value-type="string">
            <text:p>あの日々を耐え切ったんだもの</text:p>
            <text:p>あと２９年間、絶对引っ越さないわ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警察は犯人を一度捕まえたんだけど</text:p>
            <text:p>なぜだか釈放しちゃったらしいわよ 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それでその釈放された犯人なんだけど…</text:p>
            <text:p>なんでもこの町に潜伏してるらしいのよ！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噂じゃあ旅の途中の男らしいわよ</text:p>
            <text:p>ちゃんと捕まえておいてほしいものよね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噂じゃあ旅の途中の女らしいわよ</text:p>
            <text:p>ちゃんと捕まえておいてほしいものよね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最近、ペンキが塗られたパチンコ台が</text:p>
            <text:p>噂になってるじゃない？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その噂を忘れてて、この前の$ci日曜日$crに</text:p>
            <text:p>うっかりあの席に座りそうになったの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隣の人が言ってくれなかったら</text:p>
            <text:p>私が噂される側になるところだったわ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ここの景品になってる$ci古い日本人形$cr</text:p>
            <text:p>あれは絶对に何かあるわね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あの人形には噂の種が眠っている…</text:p>
            <text:p>私の本能がそう言ってるわ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なんでも銀玉仮面は２メートルを超す大男で</text:p>
            <text:p>銀色のマントを着てるそうじゃないか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パチンコ帰りの人間を襲ってきて</text:p>
            <text:p>金色の玉を投げると逃げていくんだってさ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警察はそんな目立つ男を</text:p>
            <text:p>何で捕まえられないんだろうねえ？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この前の事件は痴情のもつれが</text:p>
            <text:p>原因らしい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別れ話を持ちかけられた男が</text:p>
            <text:p>逆上して殺しちゃったらしいんだ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怖いよねえ</text:p>
            <text:p>美人なのも良いことばかりじゃないんだね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この前の自殺は失恋が原因だったみたいだね</text:p>
            <text:p>相手の女が相当連れなくしてたらしいんだ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でも自殺することはないよねえ</text:p>
            <text:p>相手の女も後悔してるんだろうねえ…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最近、耳に入ってくる噂がどれも</text:p>
            <text:p>こじんまりとしてて物足りないんだよ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その点、銀玉仮面の噂は良かったねえ</text:p>
            <text:p>なんたって華があったからね</text:p>
          </table:table-cell>
          <table:table-cell/>
        </table:table-row>
        <table:table-row table:style-name="ro1">
          <table:table-cell office:value-type="string">
            <text:p>噂好きなオバチャン</text:p>
          </table:table-cell>
          <table:table-cell/>
        </table:table-row>
        <table:table-row table:style-name="ro2">
          <table:table-cell office:value-type="string">
            <text:p>もちろん怖かったんだけど</text:p>
            <text:p>あのころは每日が妙に楽しかったねえ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ウチは最近家にいるときでも</text:p>
            <text:p>玄関の鍵をかけることにしたわ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人を信用してないみたいで嫌なんだけどね</text:p>
            <text:p>ウチには小さい子供もいることだしねえ…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私が$ci金曜日$crにあの台で打ったときは</text:p>
            <text:p>誰も何も言ってくれなかったのよ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おかげでペンキが手の平にベッタリ</text:p>
            <text:p>まったく嫌になるわよ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それに私って忘れっぽいから</text:p>
            <text:p>また座っちゃいそうなのよねえ…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ここの景品になってる$ci古い日本人形$cr</text:p>
            <text:p>一体、どういうセンスで選んでるのかしらね？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あんな薄気味悪い物</text:p>
            <text:p>一体、誰が欲しがるっていうのかしら？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呪いの人形って言われても納得するわ</text:p>
            <text:p>知らないうちに髪の毛でものびてそうだもの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ウチの子がいつも遊んでる公園で</text:p>
            <text:p>あんな事件が起きるなんて…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当分はあそこの公園には</text:p>
            <text:p>近づかせないことにするわ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次から次へ</text:p>
            <text:p>何でこうも嫌な事件が続くの？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ウチの子が変な影響を受けなきゃ</text:p>
            <text:p>いいんだけど…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一体、警察は何をやってるのかしら！？</text:p>
            <text:p>どうして銀玉仮面を逮捕できないの！？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これで普段どおりの生活をしろってのが</text:p>
            <text:p>無茶な注文よ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はあ… 銀玉仮面がいなくなって</text:p>
            <text:p>心配の種はなくなると思ってたんだけど…</text:p>
          </table:table-cell>
          <table:table-cell/>
        </table:table-row>
        <table:table-row table:style-name="ro1">
          <table:table-cell office:value-type="string">
            <text:p>心配性のオバチャン</text:p>
          </table:table-cell>
          <table:table-cell/>
        </table:table-row>
        <table:table-row table:style-name="ro2">
          <table:table-cell office:value-type="string">
            <text:p>自分の老後に子供の進学…</text:p>
            <text:p>こっちの悩みの方がよっぽど胃が痛くなるわ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ああ！ またダメッス！</text:p>
            <text:p>連チャンが全然続かないッス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俺も早く一人前にパチンコが</text:p>
            <text:p>打てるようになりたいッス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先輩、すごいッス！</text:p>
            <text:p>何でそんなパチンコが打てるッスか！？ 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マジでかっこよすぎッス</text:p>
            <text:p>俺、一生先輩について行くッス！ 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ヘヘッ 先輩には内緒で朝練を始めたッス</text:p>
            <text:p>腕を上げて、先輩を驚かせるッス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やった！ また来たッス！</text:p>
            <text:p>どうッスか先輩！？ 俺、いけてるッスか？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おかしいッス！ 先輩が来ないッス！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まさか事故にでも…</text:p>
            <text:p>ああ！ 心配ッス…</text:p>
          </table:table-cell>
          <table:table-cell/>
        </table:table-row>
        <table:table-row table:style-name="ro1">
          <table:table-cell office:value-type="string">
            <text:p>「本当は先輩じゃないって本当？」と聞く</text:p>
          </table:table-cell>
          <table:table-cell/>
        </table:table-row>
        <table:table-row table:style-name="ro1">
          <table:table-cell office:value-type="string">
            <text:p>「先輩はもう戻ってこない」と突き放す</text:p>
          </table:table-cell>
          <table:table-cell/>
        </table:table-row>
        <table:table-row table:style-name="ro1">
          <table:table-cell office:value-type="string">
            <text:p>「先輩はすぐに戻ってくる」と元気付け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きっと何か用事が入ったんだよ</text:p>
            <text:p>すぐに帰ってくる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きっと何か用事が入ったのよ</text:p>
            <text:p>すぐに帰ってくるわ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、そうッスよ！</text:p>
            <text:p>戻って来るに決まってるッス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本当は先輩じゃないって聞いたんだけど</text:p>
            <text:p>本当な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残念だけど 先輩はもう戻ってこな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本当は先輩じゃないって聞いたんだけど</text:p>
            <text:p>本当な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残念だけど</text:p>
            <text:p>先輩はもう戻ってこないでしょうね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な、何、縁起でもないこと言ってるッスか！</text:p>
            <text:p>先輩は必ず帰ってくるッス！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え！？ 何でそのことを知ってるッスか！？</text:p>
          </table:table-cell>
          <table:table-cell/>
        </table:table-row>
        <table:table-row table:style-name="ro1">
          <table:table-cell office:value-type="string">
            <text:p>先輩がそう言っていた</text:p>
          </table:table-cell>
          <table:table-cell/>
        </table:table-row>
        <table:table-row table:style-name="ro1">
          <table:table-cell office:value-type="string">
            <text:p>ふたりを見ていれば分かった</text:p>
          </table:table-cell>
          <table:table-cell/>
        </table:table-row>
        <table:table-row table:style-name="ro1">
          <table:table-cell office:value-type="string">
            <text:p>何とな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の先輩が自分で言ってたんだ</text:p>
            <text:p>「俺には後輩なんていない」っ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の先輩が自分でそう言ってたの</text:p>
            <text:p>「俺には後輩なんていない」って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せ、先輩が！？</text:p>
            <text:p>そうッスか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ふたりを見ていれば誰にでも分かること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となく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ふたりを見ていれば誰にでも分かること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となくよ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んな！ 傍から見てて</text:p>
            <text:p>俺たちそんなに不自然だったッスか…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…確かにそうッス 実は俺が一方的に</text:p>
            <text:p>先輩って呼んでるだけッス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昔、チンピラにからまれてた俺を</text:p>
            <text:p>先輩はパチンコで助けてくれたッス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の時の先輩、マジでかっこよくて</text:p>
            <text:p>俺、この人に一生付いて行くって決めたッス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れから先輩って呼ばせてもらってるッス</text:p>
            <text:p>本当は俺の方が年上なんすけどね…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先輩はもう俺の顔も見たくないッスか？</text:p>
            <text:p>一体、何が悪かったッスか？</text:p>
          </table:table-cell>
          <table:table-cell/>
        </table:table-row>
        <table:table-row table:style-name="ro1">
          <table:table-cell office:value-type="string">
            <text:p>今、先輩は戸惑っているんだ</text:p>
          </table:table-cell>
          <table:table-cell/>
        </table:table-row>
        <table:table-row table:style-name="ro1">
          <table:table-cell office:value-type="string">
            <text:p>あんたは何も悪くないよ</text:p>
          </table:table-cell>
          <table:table-cell/>
        </table:table-row>
        <table:table-row table:style-name="ro1">
          <table:table-cell office:value-type="string">
            <text:p>あんたのその言葉遣いさ</text:p>
          </table:table-cell>
          <table:table-cell/>
        </table:table-row>
        <table:table-row table:style-name="ro1">
          <table:table-cell office:value-type="string">
            <text:p>今、先輩は戸惑っているのよ</text:p>
          </table:table-cell>
          <table:table-cell/>
        </table:table-row>
        <table:table-row table:style-name="ro1">
          <table:table-cell office:value-type="string">
            <text:p>あなたは何も悪くないわ</text:p>
          </table:table-cell>
          <table:table-cell/>
        </table:table-row>
        <table:table-row table:style-name="ro1">
          <table:table-cell office:value-type="string">
            <text:p>あなたのその言葉遣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先輩はあんたの成長をどう受け止めていいか</text:p>
            <text:p>戸惑っている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先輩はあなたの成長をどう受け止めていいか</text:p>
            <text:p>戸惑っている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は何も悪くな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は何も悪くないわ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んな…</text:p>
            <text:p>じゃあ俺はどうすればいいッス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のその言葉遣いが</text:p>
            <text:p>気に入らないんだよ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そ、そんな…</text:p>
          </table:table-cell>
          <table:table-cell/>
        </table:table-row>
        <table:table-row table:style-name="ro1">
          <table:table-cell office:value-type="string">
            <text:p>先輩を信じて待つしかない</text:p>
          </table:table-cell>
          <table:table-cell/>
        </table:table-row>
        <table:table-row table:style-name="ro1">
          <table:table-cell office:value-type="string">
            <text:p>とりあえず謝ってみたら？</text:p>
          </table:table-cell>
          <table:table-cell/>
        </table:table-row>
        <table:table-row table:style-name="ro1">
          <table:table-cell office:value-type="string">
            <text:p>諦めるし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を信じて待つし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を信じて待つしかないわ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…先輩は強い人ッス</text:p>
            <text:p>きっと自分で答えを見つけるはずッス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たとえ、それで先輩が離れていっても…</text:p>
            <text:p>先輩の決断はきっと正しいはずッス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俺、先輩を信じて待ってみるッス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とりあえず謝ってみたら？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そ、そうッスね！</text:p>
            <text:p>とりあえず謝ってみま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のことはもう諦めるしか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のことはもう諦めるしかないわね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そんな！ 俺には諦められないッス！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俺、先輩を信じてるッス！</text:p>
            <text:p>あの人はきっと帰ってくるッス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朝練はまだ続けてるッス！</text:p>
            <text:p>いつか先輩に追いつきたいッス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この前、公園で自殺しちゃった人</text:p>
            <text:p>よくこの店に来てたッス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$ci壁際の台$crでパチンコを打ってるのを</text:p>
            <text:p>何度も見たことがあるッス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おいおい、あんまりおだてんなよ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おまえだっていいセンスしてるよ</text:p>
            <text:p>ちょっと腕を磨けば いい線いくと思うぜ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…ん？ ああ… たいしたもんだ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俺の方は全然ダメだ</text:p>
            <text:p>今日は日が悪かったかな…？ ハハ… 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おっ！ 早速大当りか</text:p>
            <text:p>なかなかやるな おまえも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先輩もさすがッス！</text:p>
            <text:p>また連チャンじゃないッスか！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まったく！ 明子さんにも困ったもんだよ</text:p>
            <text:p>味噌汁も作れやしないんだから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それだけじゃないんだよ！</text:p>
            <text:p>掃除や洗濯もろくにやろうとしないんだ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外で慟いてるって言ったって</text:p>
            <text:p>家事も満足にできないんじゃ 話にならないよ</text:p>
          </table:table-cell>
          <table:table-cell/>
        </table:table-row>
        <table:table-row table:style-name="ro1">
          <table:table-cell office:value-type="string">
            <text:p>隣の台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嫌な話だねえ</text:p>
            <text:p>この台に塗られてたらと思うとぞっとする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しかも、誰も犯人を見てないって言うし…</text:p>
            <text:p>私はいつもこの台に座るんだけどね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私の勘だけど、きっと犯人は</text:p>
            <text:p>ウチの明子さんみたいな人だ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まったく！ 隣の人みたいなのがいるから</text:p>
            <text:p>犯人が付け上がるんだ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犯人を喜ばせて</text:p>
            <text:p>どうしようってんだろう？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ウチの息子が犯人だったなんて…</text:p>
            <text:p>世間の皆さんに申し訳ないよ…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1">
          <table:table-cell office:value-type="string">
            <text:p>私が育て方を間違えたばっかりに…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きっと明子さんもあんな息子なんかと</text:p>
            <text:p>結婚したことを後悔してるんだろうねえ…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最近、明子さんが自分から進んで</text:p>
            <text:p>食事を用意するようになったんだ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それに掃除や洗濯なんかも</text:p>
            <text:p>積極的にやろうとするんだ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仕事で疲れてるだろうに…</text:p>
            <text:p>本当にありがたいことだよ</text:p>
          </table:table-cell>
          <table:table-cell/>
        </table:table-row>
        <table:table-row table:style-name="ro1">
          <table:table-cell office:value-type="string">
            <text:p>気難しい姑</text:p>
          </table:table-cell>
          <table:table-cell/>
        </table:table-row>
        <table:table-row table:style-name="ro2">
          <table:table-cell office:value-type="string">
            <text:p>他人のことをまるで思いやれない人間さ</text:p>
            <text:p>そうに決まってるよ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やっぱりパチンコはいいのう</text:p>
            <text:p>わしはもうこれだけが楽しみなんじゃよ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家では完全な年寄り扱いなんじゃが</text:p>
            <text:p>こいつはわしと对等に接してくれるからのう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最近、わしが一日中家を空けておるのが</text:p>
            <text:p>家族には不安らしいんじゃ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それで、何か家でもできる趣味を</text:p>
            <text:p>持とうかと思っとるんじゃよ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わしは植物が好きなんじゃが</text:p>
            <text:p>何かないかのう？</text:p>
          </table:table-cell>
          <table:table-cell/>
        </table:table-row>
        <table:table-row table:style-name="ro3">
          <table:table-cell office:value-type="string">
            <text:p>$ci松の盆栽$cr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おっ！ 盆栽か</text:p>
            <text:p>確かにわしには合ってるかもしれんのう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ここは騒がしいからのう</text:p>
            <text:p>たまにはノンビリするとしようかのう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最近、肩こりがひどいんじゃよ</text:p>
            <text:p>パチンコのやり過ぎかのう？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孫に肩たたきをしてもらっとるんじゃが</text:p>
            <text:p>全然なんじゃよ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パチンコを止めるつもりはないしのう</text:p>
            <text:p>どうしたもんかのう？</text:p>
          </table:table-cell>
          <table:table-cell/>
        </table:table-row>
        <table:table-row table:style-name="ro3">
          <table:table-cell office:value-type="string">
            <text:p>$ci人体鍼灸図$crを渡しますか？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おっ！ 肩こりに効くツボが</text:p>
            <text:p>載っとるじゃないか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これは便利なもんじゃのう</text:p>
            <text:p>帰ったら試してみるとするか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あんたにもらった盆栽は</text:p>
            <text:p>大切に育てとるよ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1">
          <table:table-cell office:value-type="string">
            <text:p>パチンコの息抜きにちょうど良いわい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帰ったらさっそく試してみると</text:p>
            <text:p>しようかのう</text:p>
          </table:table-cell>
          <table:table-cell/>
        </table:table-row>
        <table:table-row table:style-name="ro1">
          <table:table-cell office:value-type="string">
            <text:p>余生を楽しむ老人</text:p>
          </table:table-cell>
          <table:table-cell/>
        </table:table-row>
        <table:table-row table:style-name="ro2">
          <table:table-cell office:value-type="string">
            <text:p>肩こりはすっかり無くなったよ</text:p>
            <text:p>これで思う存分パチンコが打てるわい</text:p>
          </table:table-cell>
          <table:table-cell/>
        </table:table-row>
        <table:table-row table:style-name="ro1">
          <table:table-cell office:value-type="string">
            <text:p>イビキをかくおばあちゃん</text:p>
          </table:table-cell>
          <table:table-cell/>
        </table:table-row>
        <table:table-row table:style-name="ro1">
          <table:table-cell office:value-type="string">
            <text:p>グー… グー… グー…</text:p>
          </table:table-cell>
          <table:table-cell/>
        </table:table-row>
        <table:table-row table:style-name="ro1">
          <table:table-cell office:value-type="string">
            <text:p>ジャラジャラジャラジャラジャラ！</text:p>
          </table:table-cell>
          <table:table-cell/>
        </table:table-row>
        <table:table-row table:style-name="ro2">
          <table:table-cell office:value-type="string">
            <text:p>ハンドルを握り締めたまま眠っている</text:p>
            <text:p>現在５連チャンだ</text:p>
          </table:table-cell>
          <table:table-cell/>
        </table:table-row>
        <table:table-row table:style-name="ro2">
          <table:table-cell office:value-type="string">
            <text:p>ハンドルを握り締めたまま眠っている</text:p>
            <text:p>現在８連チャンだ</text:p>
          </table:table-cell>
          <table:table-cell/>
        </table:table-row>
        <table:table-row table:style-name="ro2">
          <table:table-cell office:value-type="string">
            <text:p>ハンドルを握り締めたまま眠っている</text:p>
            <text:p>すごい！ 現在１２連チャンだ</text:p>
          </table:table-cell>
          <table:table-cell/>
        </table:table-row>
        <table:table-row table:style-name="ro1">
          <table:table-cell office:value-type="string">
            <text:p>寝ぼけ眼のおばあちゃん</text:p>
          </table:table-cell>
          <table:table-cell/>
        </table:table-row>
        <table:table-row table:style-name="ro1">
          <table:table-cell office:value-type="string">
            <text:p>うーん 今日も大量だねえ</text:p>
          </table:table-cell>
          <table:table-cell/>
        </table:table-row>
        <table:table-row table:style-name="ro1">
          <table:table-cell office:value-type="string">
            <text:p>寝ぼけ眼のおばあちゃん</text:p>
          </table:table-cell>
          <table:table-cell/>
        </table:table-row>
        <table:table-row table:style-name="ro2">
          <table:table-cell office:value-type="string">
            <text:p>だけど、自分じゃ覚えてないからねえ</text:p>
            <text:p>嬉しさはイマイチなんだよ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お義母さんは不満らしいけど なんで女は</text:p>
            <text:p>家事をやって当然なんて思えるのかしら？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私は家と結婚したわけじゃないわ</text:p>
            <text:p>『家を守れ』なんて時代錯誤もいいところよ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もう女性が我慢する時代じゃないわ</text:p>
            <text:p>私達は積極的に外に出るべきなのよ！</text:p>
          </table:table-cell>
          <table:table-cell/>
        </table:table-row>
        <table:table-row table:style-name="ro1">
          <table:table-cell office:value-type="string">
            <text:p>隣の台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あら そうなの？</text:p>
            <text:p>そんな話、初めて聞いたわ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でも、もしかしたら犯人は</text:p>
            <text:p>ウチのお義母さんかもね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あの人の底意地の悪さなら</text:p>
            <text:p>やりかねないもの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………なんてね</text:p>
            <text:p>冗談よ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隣の人、うるさいわねえ</text:p>
            <text:p>何がそんなに嬉しいんだか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たまの休日なんだから</text:p>
            <text:p>ノンビリさせてもらいたいわ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私の夫が犯人だったなんて…</text:p>
            <text:p>私、まるで気付いてなかった…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仕事中心の生活で、家の中にまで</text:p>
            <text:p>気が回ってなかったのね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お義母さんの言うとおりだわ…</text:p>
            <text:p>私、何やってるんだろう…？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もしかしたら犯人は</text:p>
            <text:p>ウチのお義母さんかもね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お義母さんたら腰が悪いのに</text:p>
            <text:p>すぐに無理をしようとするのよ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家事なんて私がいる時くらい</text:p>
            <text:p>全部任せてくれればいいのに</text:p>
          </table:table-cell>
          <table:table-cell/>
        </table:table-row>
        <table:table-row table:style-name="ro1">
          <table:table-cell office:value-type="string">
            <text:p>休日を満喫する嫁</text:p>
          </table:table-cell>
          <table:table-cell/>
        </table:table-row>
        <table:table-row table:style-name="ro2">
          <table:table-cell office:value-type="string">
            <text:p>もちろん仕事を辞める気はないけど</text:p>
            <text:p>それくらいはやらないと申し訳ないもの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僕、生まれて初めて彼女ができたんです！</text:p>
            <text:p>でもどこにデートに誘えばいいのか困って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おしゃれな店なんて全然知らないし…</text:p>
            <text:p>ドライブに誘おうにも自転車しかないし…</text:p>
          </table:table-cell>
          <table:table-cell/>
        </table:table-row>
        <table:table-row table:style-name="ro1">
          <table:table-cell office:value-type="string">
            <text:p>自分の行き着けの店に連れて行けば？</text:p>
          </table:table-cell>
          <table:table-cell/>
        </table:table-row>
        <table:table-row table:style-name="ro1">
          <table:table-cell office:value-type="string">
            <text:p>自転車でドライブすれば？</text:p>
          </table:table-cell>
          <table:table-cell/>
        </table:table-row>
        <table:table-row table:style-name="ro1">
          <table:table-cell office:value-type="string">
            <text:p>パチンコに誘えば？</text:p>
          </table:table-cell>
          <table:table-cell/>
        </table:table-row>
        <table:table-row table:style-name="ro1">
          <table:table-cell office:value-type="string">
            <text:p>あきらめてその彼女とは別れたら？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そうですね 行き慣れてない店に入っても</text:p>
            <text:p>逆に恥をかいちゃいますもんね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そうですね 風を全身に感じるドライブも</text:p>
            <text:p>気持ちいいかもしれませんね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そんな！ …でも、…そうですね</text:p>
            <text:p>それもいいかも知れません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パチンコなんてやったことないでしょうから</text:p>
            <text:p>かえって喜んでくれるかも知れませんね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1">
          <table:table-cell office:value-type="string">
            <text:p>そんな！ 僕は彼女を愛してるんです！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か、彼女 楽しんでくれてますかね？</text:p>
            <text:p>怖くて顔が見れません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はあ… 彼女とデートしたんですけど</text:p>
            <text:p>大失敗でした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いくら行き着けの店でも</text:p>
            <text:p>牛丼屋はダメだったみたい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彼女、牛丼に箸をつけようとも</text:p>
            <text:p>しませんでした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最初は彼女も楽しんでたんですけど</text:p>
            <text:p>お巡りさんにふたり乗りを見つかっ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結局、帰りは自転車を押して帰りましたよ</text:p>
            <text:p>帰り道は一言も口をきいてくれなく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1">
          <table:table-cell office:value-type="string">
            <text:p>それでもう大失敗しましたよ！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アドバイスありがとうございます</text:p>
            <text:p>さっそく彼女をデートに誘ってみま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次のデートは失敗できないんです！</text:p>
            <text:p>僕はどうしたらいいんでしょうか！？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聞いてください！ 彼女、この前のデートは</text:p>
            <text:p>楽しかったって言ってくれたん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お嬢樣育ちなんで</text:p>
            <text:p>きっと新鮮に感じられるんでしょうね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でも、いつもパチンコじゃ あんまりなんで</text:p>
            <text:p>次は別の場所に行くつもり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友達にお勧めのデートコースを聞いたんで</text:p>
            <text:p>彼女も気に入ってくれると思いま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本当は別の場所に誘ったんですけど</text:p>
            <text:p>彼女はここがいいっ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彼女がこんなにパチンコに</text:p>
            <text:p>夢中になるなんて思いもしませんでした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楽しんでくれてるのは嬉しいですけど…</text:p>
            <text:p>ちょっと複雜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実は最近、彼女のことで</text:p>
            <text:p>気になってることがあるん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パチンコを始めてから</text:p>
            <text:p>彼女がどんどん変わっているような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1">
          <table:table-cell office:value-type="string">
            <text:p>僕の思い過ごしならいいんですけど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か、彼女がタバコを…！</text:p>
            <text:p>そ、そんな子じゃなかったのに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はあ…</text:p>
            <text:p>僕、彼女が分からなくなっちゃいました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もともと僕は彼女のおしとやかなところを</text:p>
            <text:p>好きになったん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それが最近は…</text:p>
            <text:p>僕… どうすればいいんでしょうか？</text:p>
          </table:table-cell>
          <table:table-cell/>
        </table:table-row>
        <table:table-row table:style-name="ro1">
          <table:table-cell office:value-type="string">
            <text:p>彼女が無理してるのが分からないのか！</text:p>
          </table:table-cell>
          <table:table-cell/>
        </table:table-row>
        <table:table-row table:style-name="ro1">
          <table:table-cell office:value-type="string">
            <text:p>元気な彼女もいいじゃないか</text:p>
          </table:table-cell>
          <table:table-cell/>
        </table:table-row>
        <table:table-row table:style-name="ro1">
          <table:table-cell office:value-type="string">
            <text:p>もう彼女と別れるしかないね</text:p>
          </table:table-cell>
          <table:table-cell/>
        </table:table-row>
        <table:table-row table:style-name="ro1">
          <table:table-cell office:value-type="string">
            <text:p>彼女が無理してるのが分からないの！</text:p>
          </table:table-cell>
          <table:table-cell/>
        </table:table-row>
        <table:table-row table:style-name="ro1">
          <table:table-cell office:value-type="string">
            <text:p>元気な彼女もいいじゃない</text:p>
          </table:table-cell>
          <table:table-cell/>
        </table:table-row>
        <table:table-row table:style-name="ro1">
          <table:table-cell office:value-type="string">
            <text:p>もう彼女と別れるしかないわね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！？ た、確かに彼女はもともとは</text:p>
            <text:p>タバコの煙は体質的に受け付けないっ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…な、ならなぜ！？</text:p>
            <text:p>どういうことだ！？ 僕には分からない！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…彼女に会ってみます</text:p>
            <text:p>本当のことを知るために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1">
          <table:table-cell office:value-type="string">
            <text:p>確かに大人し過ぎる子ではありましたけど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そんな！ まさか…</text:p>
            <text:p>でも…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彼女と話し合ったんですけど</text:p>
            <text:p>やっぱり今まで無理をしてたらしいです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僕の好きなパチンコ屋に</text:p>
            <text:p>少しでも合わせようとしてたって…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僕に好かれたい一心で…</text:p>
            <text:p>ホント バカですよね 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こんなに好きなのに これ以上</text:p>
            <text:p>好きになれるわけがないじゃないですか！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彼女、パチンコ自体は</text:p>
            <text:p>本当に好きになったらしいです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最初は頑張らなきゃと思ってやってたら</text:p>
            <text:p>本当に面白くなってきたらしいです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バカ！ おまえには</text:p>
            <text:p>彼女が無理してるのが分からないのか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今までが大人しすぎたんだ</text:p>
            <text:p>元気な彼女もいいじゃない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ふたりはもうお終いだな</text:p>
            <text:p>彼女と別れるしか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バカ！ あなたには</text:p>
            <text:p>彼女が無理してるのが分からないの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今までが大人しすぎたのよ</text:p>
            <text:p>元気な彼女もいいじゃ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ふたりはもうお終いね</text:p>
            <text:p>彼女と別れるしかないわ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僕たち もう大丈夫です</text:p>
            <text:p>彼女が元に戻ってくれて、本当に良かったです</text:p>
          </table:table-cell>
          <table:table-cell/>
        </table:table-row>
        <table:table-row table:style-name="ro1">
          <table:table-cell office:value-type="string">
            <text:p>楽しそうにしている</text:p>
          </table:table-cell>
          <table:table-cell/>
        </table:table-row>
        <table:table-row table:style-name="ro1">
          <table:table-cell office:value-type="string">
            <text:p>つまらなそうにしている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1">
          <table:table-cell office:value-type="string">
            <text:p>ほ、本当ですか！？ 良かった！</text:p>
          </table:table-cell>
          <table:table-cell/>
        </table:table-row>
        <table:table-row table:style-name="ro1">
          <table:table-cell office:value-type="string">
            <text:p>気弱な青年</text:p>
          </table:table-cell>
          <table:table-cell/>
        </table:table-row>
        <table:table-row table:style-name="ro2">
          <table:table-cell office:value-type="string">
            <text:p>ほ、本当ですか！？</text:p>
            <text:p>ど、どうしよう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1">
          <table:table-cell office:value-type="string">
            <text:p>パチンコ屋って随分賑やかな所なんですね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そ、それにタバコの煙もすごい…</text:p>
            <text:p>ケホッ！ケホッ！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彼、こういう所が好きなんですね…</text:p>
            <text:p>初めて知りました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1">
          <table:table-cell office:value-type="string">
            <text:p>私とは正反对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パ、パチンコって面白いですね！</text:p>
            <text:p>私、はまっちゃいました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い、家でお裁縫してるよりも</text:p>
            <text:p>とっても楽しいです…</text:p>
          </table:table-cell>
          <table:table-cell/>
        </table:table-row>
        <table:table-row table:style-name="ro1">
          <table:table-cell office:value-type="string">
            <text:p>可憐な女性？</text:p>
          </table:table-cell>
          <table:table-cell/>
        </table:table-row>
        <table:table-row table:style-name="ro2">
          <table:table-cell office:value-type="string">
            <text:p>あ〜あ またダメだよ</text:p>
            <text:p>吸わなきゃやってらんないね ったく！</text:p>
          </table:table-cell>
          <table:table-cell/>
        </table:table-row>
        <table:table-row table:style-name="ro1">
          <table:table-cell office:value-type="string">
            <text:p>可憐な女性？</text:p>
          </table:table-cell>
          <table:table-cell/>
        </table:table-row>
        <table:table-row table:style-name="ro1">
          <table:table-cell office:value-type="string">
            <text:p>ケホッ、ケホッ！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彼に合わせようと思って</text:p>
            <text:p>したことだったんです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でも、自然な私が一番好きだって…</text:p>
            <text:p>私、嬉しかった…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1">
          <table:table-cell office:value-type="string">
            <text:p>彼のことますます好きになりました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1">
          <table:table-cell office:value-type="string">
            <text:p>実はタバコも大丈夫になっちゃったんです</text:p>
          </table:table-cell>
          <table:table-cell/>
        </table:table-row>
        <table:table-row table:style-name="ro1">
          <table:table-cell office:value-type="string">
            <text:p>可憐な女性</text:p>
          </table:table-cell>
          <table:table-cell/>
        </table:table-row>
        <table:table-row table:style-name="ro2">
          <table:table-cell office:value-type="string">
            <text:p>本当は今でも吸うんですよ</text:p>
            <text:p>彼の前では秘密ですけど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セールスに来た人が教えてくれたんだけど</text:p>
            <text:p>最近の布団は危険なんですっ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何でも布団の中に有害物質が含まれてて</text:p>
            <text:p>寝てる間に体が蝕まれていってるらしいのよ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それでその人の会社が無添加の布団を</text:p>
            <text:p>売ってるって言うから その場で買っちゃっ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これからは安心して眠れるわ</text:p>
            <text:p>これで100000玉なんて安い買い物よ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なた 今日の私を見て</text:p>
            <text:p>何か気付かない？</text:p>
          </table:table-cell>
          <table:table-cell/>
        </table:table-row>
        <table:table-row table:style-name="ro1">
          <table:table-cell office:value-type="string">
            <text:p>そう言えば少しやせたような…</text:p>
          </table:table-cell>
          <table:table-cell/>
        </table:table-row>
        <table:table-row table:style-name="ro3">
          <table:table-cell office:value-type="string">
            <text:p>そう言えば少しãY麗になったような…</text:p>
          </table:table-cell>
          <table:table-cell/>
        </table:table-row>
        <table:table-row table:style-name="ro1">
          <table:table-cell office:value-type="string">
            <text:p>何も気付かない</text:p>
          </table:table-cell>
          <table:table-cell/>
        </table:table-row>
        <table:table-row table:style-name="ro1">
          <table:table-cell office:value-type="string">
            <text:p>あんた 誰だっけ？</text:p>
          </table:table-cell>
          <table:table-cell/>
        </table:table-row>
        <table:table-row table:style-name="ro1">
          <table:table-cell office:value-type="string">
            <text:p>あなた 誰ですか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やっぱり分かる！？</text:p>
            <text:p>ああ！ 生まれ変わった気分だわ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なた 気付かないの！？</text:p>
            <text:p>顔が前よりほっそりしてるでしょ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やっぱり！ 誰だか分からないくらい</text:p>
            <text:p>私はやせてしまったのね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今まではどんなにダイエットしても</text:p>
            <text:p>ダメだったのに この１週間で２キロもよ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やっぱり漢方ってスゴイわ</text:p>
            <text:p>さすが中国4000年の歴史よ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これなら値段が300000玉するのも</text:p>
            <text:p>納得よ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ハ〜イ！</text:p>
            <text:p>ハワユ〜？</text:p>
          </table:table-cell>
          <table:table-cell/>
        </table:table-row>
        <table:table-row table:style-name="ro1">
          <table:table-cell office:value-type="string">
            <text:p>ファイン！</text:p>
          </table:table-cell>
          <table:table-cell/>
        </table:table-row>
        <table:table-row table:style-name="ro1">
          <table:table-cell office:value-type="string">
            <text:p>ファ、ファイン…</text:p>
          </table:table-cell>
          <table:table-cell/>
        </table:table-row>
        <table:table-row table:style-name="ro1">
          <table:table-cell office:value-type="string">
            <text:p>かわいそうに… 最近暑いからな…</text:p>
          </table:table-cell>
          <table:table-cell/>
        </table:table-row>
        <table:table-row table:style-name="ro1">
          <table:table-cell office:value-type="string">
            <text:p>かわいそうに… 最近暑いから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発音が良くないわね</text:p>
            <text:p>それじゃあ ネイティブには通じないわよ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ち、違うわよ！</text:p>
            <text:p>英語であいさつしたのよ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ホラ！ もっとおなかから声を出して！</text:p>
            <text:p>そんな蚊の鳴くような声でどうするの！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きれた あなた</text:p>
            <text:p>こんな簡単なあいさつもできないの！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いい！ これからは国際社会なのよ</text:p>
            <text:p>英語くらい話せないでどうするの！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なたも英会話テープ50巻セットくらい</text:p>
            <text:p>買っておいた方がいいんじゃない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500000玉くらい出しても</text:p>
            <text:p>全然惜しくない買い物だと思うわよ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えっ！ この幸運の水晶が</text:p>
            <text:p>たったの1000玉！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し、信じられない</text:p>
            <text:p>私は1000000玉で買おうとしてたのに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1">
          <table:table-cell office:value-type="string">
            <text:p>そう…、そういうことだったのね…</text:p>
          </table:table-cell>
          <table:table-cell/>
        </table:table-row>
        <table:table-row table:style-name="ro1">
          <table:table-cell office:value-type="string">
            <text:p>真実をハッキリと告げる</text:p>
          </table:table-cell>
          <table:table-cell/>
        </table:table-row>
        <table:table-row table:style-name="ro1">
          <table:table-cell office:value-type="string">
            <text:p>元気付ける</text:p>
          </table:table-cell>
          <table:table-cell/>
        </table:table-row>
        <table:table-row table:style-name="ro1">
          <table:table-cell office:value-type="string">
            <text:p>バカにする</text:p>
          </table:table-cell>
          <table:table-cell/>
        </table:table-row>
        <table:table-row table:style-name="ro1">
          <table:table-cell office:value-type="string">
            <text:p>黙って見守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は今まで閂されていたんだ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…ハ？ 閂される？</text:p>
            <text:p>何言ってるの？ 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そんなことより パチンコの有益さに</text:p>
            <text:p>私は今まで全然気付いてなかったの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落ち込むなんて あなたらしくないよ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落ち込まずにはいられないわ！</text:p>
            <text:p>灯台下暗しとはこのことよ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んな簡単なことに気付かないなんて</text:p>
            <text:p>どうかしてるんじゃないのか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…そうね 私がバカだったわ</text:p>
            <text:p>灯台下暗しとはこのことよね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は今まで閂されていた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落ち込むなんて あなたらしくない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んな簡単なことに気付かないなんて</text:p>
            <text:p>どうかしてるんじゃないの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…まさか パチンコがこんなに有益だなんて</text:p>
            <text:p>私は全然気付いてなかったわ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の幸運の水晶がたったの1000玉よ！？</text:p>
            <text:p>なら、他の商品はもっと安かったはずだわ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これからはもっと真剣に</text:p>
            <text:p>パチンコをやることにするわ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1">
          <table:table-cell office:value-type="string">
            <text:p>やっぱりパチンコをやってて正解だった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セールスの人が新製品を持ってきても</text:p>
            <text:p>ここの方がず〜っと安いんだもの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1">
          <table:table-cell office:value-type="string">
            <text:p>もう、あの人からは何も買うことないわ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ビッグニュースよ！！</text:p>
            <text:p>あなた、$ci幸運の水晶$crって知ってる？</text:p>
          </table:table-cell>
          <table:table-cell/>
        </table:table-row>
        <table:table-row table:style-name="ro1">
          <table:table-cell office:value-type="string">
            <text:p>もちろん知っている</text:p>
          </table:table-cell>
          <table:table-cell/>
        </table:table-row>
        <table:table-row table:style-name="ro1">
          <table:table-cell office:value-type="string">
            <text:p>全然知らない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なんでも月の地層から掘り出された</text:p>
            <text:p>すごいパワーを秘めた水晶らしいわね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なんでも月の地層から掘り出された</text:p>
            <text:p>すごいパワーを秘めた水晶らしい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セールスの人が苦労して手に入れたのを</text:p>
            <text:p>お得意樣だからって私に回してくれたのよ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値段はなんとたったの1000000玉！！</text:p>
            <text:p>これは買わなきゃ絶对に後悔する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今、手元に1000000玉はないけど</text:p>
            <text:p>なんとか準備して見せるわ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っ！ これ$ci幸運の水晶$crじゃない！？</text:p>
            <text:p>こんな高価なもの本当にくれるの！？</text:p>
          </table:table-cell>
          <table:table-cell/>
        </table:table-row>
        <table:table-row table:style-name="ro3">
          <table:table-cell office:value-type="string">
            <text:p>1000玉で買った</text:p>
          </table:table-cell>
          <table:table-cell/>
        </table:table-row>
        <table:table-row table:style-name="ro3">
          <table:table-cell office:value-type="string">
            <text:p>1000000玉で買った</text:p>
          </table:table-cell>
          <table:table-cell/>
        </table:table-row>
        <table:table-row table:style-name="ro3">
          <table:table-cell office:value-type="string">
            <text:p>1000000000玉で買っ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やっぱり1000000玉…</text:p>
            <text:p>嬉しいけどそんな高い物は受け取れない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そ、そんなに！！</text:p>
            <text:p>と、とても受け取れない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ここだけの話、幸運の水晶を巡って</text:p>
            <text:p>戦争になりかけたこともあるんですって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それで、なんとその幸運の水晶が</text:p>
            <text:p>もう少しで私の手に入りそうなのよ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ちゃんと自力で購入するわ</text:p>
            <text:p>もらい物じゃあ、有難味が薄れるもの</text:p>
          </table:table-cell>
          <table:table-cell/>
        </table:table-row>
        <table:table-row table:style-name="ro3">
          <table:table-cell office:value-type="string">
            <text:p>$ci水晶玉$crを渡しますか？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どうにかして1000000玉用意しないと…</text:p>
            <text:p>あの$ci水晶$crにはその価値があるのよ！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不治の病にかかった病人が</text:p>
            <text:p>水晶に触れただけで全快したって聞いたわ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あんな若さで自殺だなんて</text:p>
            <text:p>何を悩んでいたのかしら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悪い人に閂されでもしたんだったら</text:p>
            <text:p>かわいそうよね…</text:p>
          </table:table-cell>
          <table:table-cell/>
        </table:table-row>
        <table:table-row table:style-name="ro1">
          <table:table-cell office:value-type="string">
            <text:p>のん気なオバチャン</text:p>
          </table:table-cell>
          <table:table-cell/>
        </table:table-row>
        <table:table-row table:style-name="ro2">
          <table:table-cell office:value-type="string">
            <text:p>彼と特に親しかったわけじゃないけど</text:p>
            <text:p>あの$ci壁際の席$crがあいてるのを見ると…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わしは究極のパチンコ台を求めて</text:p>
            <text:p>この半生をささげてきた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そのせいか、最近はありきたりの台では</text:p>
            <text:p>満足できんようになってしまった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わしを驚かせてくれるような台には</text:p>
            <text:p>もう出会えぬのだろうか…</text:p>
          </table:table-cell>
          <table:table-cell/>
        </table:table-row>
        <table:table-row table:style-name="ro1">
          <table:table-cell office:value-type="string">
            <text:p>ペンキ塗りたての台を薦める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の店の右奥にある台なら</text:p>
            <text:p>あんたもきっと驚く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この店の右奥にある台には</text:p>
            <text:p>あなたもきっと驚くわよ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何？ それは楽しみだな</text:p>
            <text:p>今度、打ってみることにしよう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1">
          <table:table-cell office:value-type="string">
            <text:p>お主に薦められて打った台だったが…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さすがのわしもパチンコとペンキの</text:p>
            <text:p>組み合わせは予想できぬわ！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ハンドルを握った瞬間のあの驚き</text:p>
            <text:p>久しく忘れていたな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この世界から足を洗おうとも思ったのだが…</text:p>
            <text:p>まだまだパチンコはやめられんな</text:p>
          </table:table-cell>
          <table:table-cell/>
        </table:table-row>
        <table:table-row table:style-name="ro1">
          <table:table-cell office:value-type="string">
            <text:p>パチンコ界の重鎮</text:p>
          </table:table-cell>
          <table:table-cell/>
        </table:table-row>
        <table:table-row table:style-name="ro2">
          <table:table-cell office:value-type="string">
            <text:p>お主の言う台がどれ程のものか</text:p>
            <text:p>今度、試してみることにしよう</text:p>
          </table:table-cell>
          <table:table-cell/>
        </table:table-row>
        <table:table-row table:style-name="ro1">
          <table:table-cell office:value-type="string">
            <text:p>血色のいい男</text:p>
          </table:table-cell>
          <table:table-cell/>
        </table:table-row>
        <table:table-row table:style-name="ro2">
          <table:table-cell office:value-type="string">
            <text:p>実は俺、この店の向かいにある病院に</text:p>
            <text:p>入院してるんだ</text:p>
          </table:table-cell>
          <table:table-cell/>
        </table:table-row>
        <table:table-row table:style-name="ro1">
          <table:table-cell office:value-type="string">
            <text:p>血色のいい男</text:p>
          </table:table-cell>
          <table:table-cell/>
        </table:table-row>
        <table:table-row table:style-name="ro2">
          <table:table-cell office:value-type="string">
            <text:p>病室にいてもやることがなくてさ</text:p>
            <text:p>隙を見ては抜け出してくるんだ</text:p>
          </table:table-cell>
          <table:table-cell/>
        </table:table-row>
        <table:table-row table:style-name="ro1">
          <table:table-cell office:value-type="string">
            <text:p>血色のいい男</text:p>
          </table:table-cell>
          <table:table-cell/>
        </table:table-row>
        <table:table-row table:style-name="ro2">
          <table:table-cell office:value-type="string">
            <text:p>でも最近は監視が厳しくなってね</text:p>
            <text:p>今日もここまで来るのに随分苦労したよ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あ… 家に帰ったら今日もまた</text:p>
            <text:p>ふたりから愚痴を聞かされるのか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1">
          <table:table-cell office:value-type="string">
            <text:p>気が重いなあ… はあ…</text:p>
          </table:table-cell>
          <table:table-cell/>
        </table:table-row>
        <table:table-row table:style-name="ro1">
          <table:table-cell office:value-type="string">
            <text:p>隣の台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隣のペンキが塗られたパチンコ台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本当に許せませんね</text:p>
            <text:p>人に迷惑をかけて何が楽しいんでしょう？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しかし、いつの間にペンキを</text:p>
            <text:p>塗ってるんでしょうね？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そんな怪しい素振りをしている人は</text:p>
            <text:p>見たことないですけど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どこの誰だか知らないですけど</text:p>
            <text:p>犯人は許せませんね！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まったく！</text:p>
            <text:p>人に迷惑をかけて何が楽しいんでしょう？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隣の人、今日は大勝ちしてますよ</text:p>
            <text:p>それに、随分あの台を誉めてますし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専門家が誉めるんだから</text:p>
            <text:p>本当にすごいんでしょう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の犯人も捨てたものじゃないですね</text:p>
            <text:p>あなたもそう思いませんか？</text:p>
          </table:table-cell>
          <table:table-cell/>
        </table:table-row>
        <table:table-row table:style-name="ro1">
          <table:table-cell office:value-type="string">
            <text:p>本当にたいしたもんだ</text:p>
          </table:table-cell>
          <table:table-cell/>
        </table:table-row>
        <table:table-row table:style-name="ro1">
          <table:table-cell office:value-type="string">
            <text:p>別にたいしたことはないさ</text:p>
          </table:table-cell>
          <table:table-cell/>
        </table:table-row>
        <table:table-row table:style-name="ro1">
          <table:table-cell office:value-type="string">
            <text:p>俺は前からそう思っていたよ</text:p>
          </table:table-cell>
          <table:table-cell/>
        </table:table-row>
        <table:table-row table:style-name="ro1">
          <table:table-cell office:value-type="string">
            <text:p>単に勝ってて上機嫌なだけさ</text:p>
          </table:table-cell>
          <table:table-cell/>
        </table:table-row>
        <table:table-row table:style-name="ro1">
          <table:table-cell office:value-type="string">
            <text:p>本当にたいしたものね</text:p>
          </table:table-cell>
          <table:table-cell/>
        </table:table-row>
        <table:table-row table:style-name="ro1">
          <table:table-cell office:value-type="string">
            <text:p>別にたいしたことはないわ</text:p>
          </table:table-cell>
          <table:table-cell/>
        </table:table-row>
        <table:table-row table:style-name="ro1">
          <table:table-cell office:value-type="string">
            <text:p>私は前からそう思っていたわ</text:p>
          </table:table-cell>
          <table:table-cell/>
        </table:table-row>
        <table:table-row table:style-name="ro1">
          <table:table-cell office:value-type="string">
            <text:p>単に勝ってて上機嫌なだけ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あ 本当にたいしたもんだよ</text:p>
            <text:p>専門家が誉めてるんだもんな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やっぱり あなたもそう思うでしょう？</text:p>
            <text:p>いや〜 やっぱりなあ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何がすごいんだか</text:p>
            <text:p>あんなのただのいたずらじゃないか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な、何言ってるんですか！？</text:p>
            <text:p>あんなに誉めてるじゃないですか！？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の人の目は確かですよ</text:p>
            <text:p>うん！ 間違いな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俺は一目あの台を見た時から</text:p>
            <text:p>その素晴らしさに気付いていたよ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なたもですか！？</text:p>
            <text:p>やっぱり分かる人には分かるんです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なたの目は確かですよ</text:p>
            <text:p>うん！ 間違いない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今は勝ってるから誉めてるだけさ</text:p>
            <text:p>負けてたら何て言ってるもんだか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の台にペンキを塗った人はたいしたもんだ</text:p>
            <text:p>なにしろ専門家が誉めてますから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ええ 本当にたいしたものね</text:p>
            <text:p>専門家が誉めてるんですも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何がすごいんだか</text:p>
            <text:p>あんなのただのいたずらじゃ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私は一目あの台を見た時から</text:p>
            <text:p>その素晴らしさに気付いていた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今は勝ってるから誉めてるだけよ</text:p>
            <text:p>負けてたら何て言ってることか</text:p>
          </table:table-cell>
          <table:table-cell/>
        </table:table-row>
        <table:table-row table:style-name="ro1">
          <table:table-cell office:value-type="string">
            <text:p>推理をぶつける</text:p>
          </table:table-cell>
          <table:table-cell/>
        </table:table-row>
        <table:table-row table:style-name="ro1">
          <table:table-cell office:value-type="string">
            <text:p>もうしばらく泳がせ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がパチンコ台に</text:p>
            <text:p>ペンキを塗っていた犯人だ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がパチンコ台に</text:p>
            <text:p>ペンキを塗っていた犯人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えっ！</text:p>
            <text:p>な、何を証拠にそんなことを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は犯人が誉められると</text:p>
            <text:p>やけに嬉しそうにするじゃない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なたは犯人が誉められると</text:p>
            <text:p>やけに嬉しそうにするじゃない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1">
          <table:table-cell office:value-type="string">
            <text:p>そ、そんなこと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それに、あんたは隣の客を止めなかった</text:p>
            <text:p>ペンキが塗ってあるのを知っていながら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それに、あなたは隣の客を止めなかった</text:p>
            <text:p>ペンキが塗ってあるのを知っていながら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他のふたりは親切に</text:p>
            <text:p>ちゃんと注意していたのに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他のふたりは親切に</text:p>
            <text:p>ちゃんと注意していたのに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………そうです</text:p>
            <text:p>私がやったんです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家庭のことで疲れていて…</text:p>
            <text:p>それでつい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あの席に座った客が慌てるのを見ると</text:p>
            <text:p>嫌なことも忘れられたんです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…でも、あのふたりはちゃんと</text:p>
            <text:p>注意してあげていたんです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そうか………</text:p>
            <text:p>意外と気が合うのかも知れませんね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すみませんでした</text:p>
            <text:p>もうあんないたずらは二度とやりません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イライラを他人にぶつけるなんて</text:p>
            <text:p>最低でした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僕のせいでふたりには随分つらい思いを</text:p>
            <text:p>させてしまっているみたいなんです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これでふたりの仲がさらにこじれたら…</text:p>
            <text:p>ああ！ 僕はなんてバカなことを…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最近、ふたりの仲が</text:p>
            <text:p>妙にうまくいってるんです</text:p>
          </table:table-cell>
          <table:table-cell/>
        </table:table-row>
        <table:table-row table:style-name="ro1">
          <table:table-cell office:value-type="string">
            <text:p>板ばさみにあう夫</text:p>
          </table:table-cell>
          <table:table-cell/>
        </table:table-row>
        <table:table-row table:style-name="ro2">
          <table:table-cell office:value-type="string">
            <text:p>僕の事件がきっかけらしくて</text:p>
            <text:p>ちょっと複雜ですけどホッとしました</text:p>
          </table:table-cell>
          <table:table-cell/>
        </table:table-row>
        <table:table-row table:style-name="ro1">
          <table:table-cell office:value-type="string">
            <text:p>気の早いおやじ</text:p>
          </table:table-cell>
          <table:table-cell/>
        </table:table-row>
        <table:table-row table:style-name="ro2">
          <table:table-cell office:value-type="string">
            <text:p>今夜はそこの公園で盆踊りがあるぜ</text:p>
            <text:p>やっぱり夏はこれがあってこそだよな！</text:p>
          </table:table-cell>
          <table:table-cell/>
        </table:table-row>
        <table:table-row table:style-name="ro1">
          <table:table-cell office:value-type="string">
            <text:p>気の早いおやじ</text:p>
          </table:table-cell>
          <table:table-cell/>
        </table:table-row>
        <table:table-row table:style-name="ro2">
          <table:table-cell office:value-type="string">
            <text:p>早く始まってくんねえかなあ</text:p>
            <text:p>待ちきれねえ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私はパチンコの素晴らしさを</text:p>
            <text:p>ひとりでも多くの人に知ってもらいたいの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あなたはパチンコのことで</text:p>
            <text:p>何か知りたいことはある？</text:p>
          </table:table-cell>
          <table:table-cell/>
        </table:table-row>
        <table:table-row table:style-name="ro1">
          <table:table-cell office:value-type="string">
            <text:p>景品交換について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カウンターにいる店員に話しかけると</text:p>
            <text:p>$ci景品交換$crができるわ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自分がパチンコで稼いだ持ち玉を</text:p>
            <text:p>アイテムと交換できるの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服も、家具も、インテリアも</text:p>
            <text:p>持ち玉さえあれば何でもそろっちゃうの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私たちがパチンコにかたむけた情熟が</text:p>
            <text:p>形となって実を結ぶ… 素晴らしいわね</text:p>
          </table:table-cell>
          <table:table-cell/>
        </table:table-row>
        <table:table-row table:style-name="ro1">
          <table:table-cell office:value-type="string">
            <text:p>サービスデーについて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$ciサービスデー$crというのは店が設定してる</text:p>
            <text:p>普段より大当りしやすい日のこと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サービスデーはパチンコ店ごとに</text:p>
            <text:p>$ci曜日$crが決まっているの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それとは逆に、$ci回収日$crっていう</text:p>
            <text:p>大当りが出にくい日もあるから注意してね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勝負はハンドルを握る前から始まってるの</text:p>
            <text:p>店選びも慎重に行わないとね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この店のサービスデーは$ci火曜日$crと$ci土曜日$crよ</text:p>
            <text:p>ちゃんと覚えておいた方がいいわよ</text:p>
          </table:table-cell>
          <table:table-cell/>
        </table:table-row>
        <table:table-row table:style-name="ro1">
          <table:table-cell office:value-type="string">
            <text:p>パチンコ勝負について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世の中にはパチンコで人と闘うことに</text:p>
            <text:p>至上の喜びを感じる人たちがいるの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人は尊敬と畏れをこめて</text:p>
            <text:p>「$ciパチプロ$cr」と彼らのことを呼んでいるわ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この店にも何人かパチプロがいるわ</text:p>
            <text:p>もし興味があるなら、勝負を挑んでみたら？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もちろん、手強い人たちだけど</text:p>
            <text:p>彼らに勝つことで得られるものもあるの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それが何かは…</text:p>
            <text:p>勝ってからのお楽しみね</text:p>
          </table:table-cell>
          <table:table-cell/>
        </table:table-row>
        <table:table-row table:style-name="ro1">
          <table:table-cell office:value-type="string">
            <text:p>パチンコ攻略のヒント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パチンコの前に自分の$ci腹具合$crを確認する</text:p>
            <text:p>習慣をつけることね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パチンコには打つ人間の体調がモロに出るの</text:p>
            <text:p>腹ペコで本来の力が出せるわけがないわ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最高のパチンコが打ちたいのなら</text:p>
            <text:p>最高の体調でパチンコ台に向かいなさい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逆に言えば、その時点で大当りは</text:p>
            <text:p>すぐ目の前とも言えるんだから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パチンコに魅せられた女</text:p>
          </table:table-cell>
          <table:table-cell/>
        </table:table-row>
        <table:table-row table:style-name="ro2">
          <table:table-cell office:value-type="string">
            <text:p>$ci後ろの男の人$cr、今日はいつもの覇気がないわ</text:p>
            <text:p>公園で亡くなった方と親しかったものね…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1">
          <table:table-cell office:value-type="string">
            <text:p>ん？ 何だい あんた？</text:p>
          </table:table-cell>
          <table:table-cell/>
        </table:table-row>
        <table:table-row table:style-name="ro1">
          <table:table-cell office:value-type="string">
            <text:p>柳田について聞く</text:p>
          </table:table-cell>
          <table:table-cell/>
        </table:table-row>
        <table:table-row table:style-name="ro1">
          <table:table-cell office:value-type="string">
            <text:p>悪い 人違いだった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ごめんなさい 人違いだった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いう男について 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いう人のことで何か知らない？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2">
          <table:table-cell office:value-type="string">
            <text:p>なんだ？ おまえ…</text:p>
            <text:p>それが人に物を尋ねる態度か？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2">
          <table:table-cell office:value-type="string">
            <text:p>ちょうどムシャクシャしてたんだ</text:p>
            <text:p>おいおまえ、パチンコ勝負に付き合え！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1">
          <table:table-cell office:value-type="string">
            <text:p>俺に勝ったら 柳田のことを教えてやるぜ！</text:p>
          </table:table-cell>
          <table:table-cell/>
        </table:table-row>
        <table:table-row table:style-name="ro1">
          <table:table-cell office:value-type="string">
            <text:p>パチンコ勝負をする</text:p>
          </table:table-cell>
          <table:table-cell/>
        </table:table-row>
        <table:table-row table:style-name="ro1">
          <table:table-cell office:value-type="string">
            <text:p>ここはやめておく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1">
          <table:table-cell office:value-type="string">
            <text:p>ハハッ！ ようし 始めようか！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1">
          <table:table-cell office:value-type="string">
            <text:p>ケッ！ つまらねえヤツだぜ！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1">
          <table:table-cell office:value-type="string">
            <text:p>ケッ！ 気をつけな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ハハッ！ ようし 始めようか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ケッ！ つまらねえヤツだぜ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ちっ 負けちまった</text:p>
            <text:p>おまえ なかなかやるな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約束だ 柳田のことを教えてやるぜ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あいつにはよ 女がいたのさ</text:p>
            <text:p>$ciこの店の店員$crのよ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その女に近づきたくて</text:p>
            <text:p>この店に通ってたって話だぜ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そのくせあいつ</text:p>
            <text:p>パチンコの腕前はからっきしでよ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給料の前借りまでしてたらしいぜ</text:p>
            <text:p>いじらしいじゃねえか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俺もいくらか貸してたんだけどよ…</text:p>
            <text:p>まあ、香典だと思って諦めるかな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しかしあんな事するなんてな…</text:p>
            <text:p>借金で首が回らなくなったのかねえ…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俺の勝ちだな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いつでも挑戦を受けるぜ！ 俺に勝てたら</text:p>
            <text:p>柳田のことを教えてやるからな！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2">
          <table:table-cell office:value-type="string">
            <text:p>クソッ！！ 全然出ねえ！</text:p>
            <text:p>ざけてんじゃねえぞ コラァ！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何だ？ また来たのか？</text:p>
            <text:p>そんなに柳田のことが知りたいのか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もし俺にパチンコ勝負で勝てたら</text:p>
            <text:p>あいつのことは教えてやる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クソッ！ 今日も全然ツキがねえ！</text:p>
            <text:p>何とかして流れを変えねえと…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おっ！ おまえ、ちょうど良かったぜ</text:p>
            <text:p>俺と景気づけにパチンコ勝負をやらねえか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チッ！ また負けちまったか！</text:p>
            <text:p>おまえ 本当に強えなあ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だが、これで俺のツキの流れも</text:p>
            <text:p>変わった気がするぜ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今、勝負したら間違いなく俺のバカ勝ちだが</text:p>
            <text:p>今日は勝ち逃げで許しといてやるよ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よっしゃあ！ 俺の勝ちだ！</text:p>
            <text:p>一気に流れが来たぜ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おかげでいい景気づけになったぜ</text:p>
            <text:p>ありがとよ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今日はもう勘弁しといてやるよ</text:p>
            <text:p>やったら間違いなく俺のバカ勝ちだがな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だが、まさか俺が負けるとは</text:p>
            <text:p>思ってもみなかったぜ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オマケにこいつをくれてやるよ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まあ おまえに使いこなせるかまでは</text:p>
            <text:p>分からんがな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2">
          <table:table-cell office:value-type="string">
            <text:p>クソッ！！ こっちも全然出ねえぜ！</text:p>
            <text:p>どうなってんだ！？</text:p>
          </table:table-cell>
          <table:table-cell/>
        </table:table-row>
        <table:table-row table:style-name="ro1">
          <table:table-cell office:value-type="string">
            <text:p>ガラの悪い男</text:p>
          </table:table-cell>
          <table:table-cell/>
        </table:table-row>
        <table:table-row table:style-name="ro2">
          <table:table-cell office:value-type="string">
            <text:p>おまえの方はまだマシだ</text:p>
            <text:p>俺は朝からずっとこの調子なんだ！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あら？</text:p>
            <text:p>あなた、この前ウチの病院に来てた人ね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私は茜</text:p>
            <text:p>そこの大海病院で看護婦をしているわ</text:p>
          </table:table-cell>
          <table:table-cell/>
        </table:table-row>
        <table:table-row table:style-name="ro1">
          <table:table-cell office:value-type="string">
            <text:p>なぜここに？</text:p>
          </table:table-cell>
          <table:table-cell/>
        </table:table-row>
        <table:table-row table:style-name="ro1">
          <table:table-cell office:value-type="string">
            <text:p>その服装は？</text:p>
          </table:table-cell>
          <table:table-cell/>
        </table:table-row>
        <table:table-row table:style-name="ro1">
          <table:table-cell office:value-type="string">
            <text:p>仕事中じゃないの？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フフ 私は看護婦とパチプロ</text:p>
            <text:p>ふたつの顔を持つ女なの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仕事中も暇を見つけては</text:p>
            <text:p>こうして闘う相手を探しているのよ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私と闘った相手は皆</text:p>
            <text:p>この姿が目に焼きついて離れなくなるの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人は私のことを</text:p>
            <text:p>「白衣の悪魔 茜」と呼んでいるわ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あなた、結構やりそうじゃない</text:p>
            <text:p>私と勝負してみない？</text:p>
          </table:table-cell>
          <table:table-cell/>
        </table:table-row>
        <table:table-row table:style-name="ro1">
          <table:table-cell office:value-type="string">
            <text:p>パチンコ勝負を受ける</text:p>
          </table:table-cell>
          <table:table-cell/>
        </table:table-row>
        <table:table-row table:style-name="ro1">
          <table:table-cell office:value-type="string">
            <text:p>それよりも帰って仕事をしろ！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フフ この姿…</text:p>
            <text:p>しっかり焼きつけていってね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あら 堅いのね</text:p>
            <text:p>残念だわ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フフ 来たわね</text:p>
            <text:p>どう？ 私と勝負していかない？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私の負けね</text:p>
            <text:p>あなたとっても強いのね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あなたなら使いこなせるかもしれない…</text:p>
            <text:p>これを…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この技は以前私が看取った</text:p>
            <text:p>パチプロのおじいさんの技なの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彼が生涯をかけて編み出した技よ</text:p>
            <text:p>私には使いこなせなかったけどね…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でも、あなたならきっと使いこなせる</text:p>
            <text:p>私が保証するわ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今日は楽しかったわ</text:p>
            <text:p>また勝負しましょう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フフ ごめんなさい</text:p>
            <text:p>勝たせてもらったわ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私の姿…</text:p>
            <text:p>しっかり目に焼きついたでしょう？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今日はもう無理よ</text:p>
            <text:p>止めておきましょう</text:p>
          </table:table-cell>
          <table:table-cell/>
        </table:table-row>
        <table:table-row table:style-name="ro1">
          <table:table-cell office:value-type="string">
            <text:p>看護婦パチプロ 茜</text:p>
          </table:table-cell>
          <table:table-cell/>
        </table:table-row>
        <table:table-row table:style-name="ro2">
          <table:table-cell office:value-type="string">
            <text:p>パチンコ勝負は１日１回が限度よ</text:p>
            <text:p>それ以上闘えば命を縮めることになるわ</text:p>
          </table:table-cell>
          <table:table-cell/>
        </table:table-row>
        <table:table-row table:style-name="ro1">
          <table:table-cell office:value-type="string">
            <text:p>気合の入ったオバチャン</text:p>
          </table:table-cell>
          <table:table-cell/>
        </table:table-row>
        <table:table-row table:style-name="ro2">
          <table:table-cell office:value-type="string">
            <text:p>こいつ！ アタイをナメてんのかい！</text:p>
            <text:p>ふざけたマネしてるとタダじゃおかないよ！</text:p>
          </table:table-cell>
          <table:table-cell/>
        </table:table-row>
        <table:table-row table:style-name="ro1">
          <table:table-cell office:value-type="string">
            <text:p>気合の入ったオバチャン</text:p>
          </table:table-cell>
          <table:table-cell/>
        </table:table-row>
        <table:table-row table:style-name="ro2">
          <table:table-cell office:value-type="string">
            <text:p>とっとと出すもん出しな！</text:p>
            <text:p>ぶっ壊されたいのかい！？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はあ… はあ… はあ…</text:p>
            <text:p>またやっちまったよ…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今でこそ普通に主婦なんてやってるけど</text:p>
            <text:p>アタイも昔は色々と無茶して来たんだ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ハンドルを握るともうダメなんだよ</text:p>
            <text:p>無性にパチプロ勝負がしたくなっちまうのさ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…あんた 結構やりそうだね</text:p>
            <text:p>アタイと一戦交えてみないかい？</text:p>
          </table:table-cell>
          <table:table-cell/>
        </table:table-row>
        <table:table-row table:style-name="ro1">
          <table:table-cell office:value-type="string">
            <text:p>パチンコ勝負をする</text:p>
          </table:table-cell>
          <table:table-cell/>
        </table:table-row>
        <table:table-row table:style-name="ro1">
          <table:table-cell office:value-type="string">
            <text:p>ここはやめておく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そうかい！</text:p>
            <text:p>久しぶりに熟くなれそうだよ！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そうかい！</text:p>
            <text:p>今日も熟くなれそうだよ！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そうかい… 残念だね</text:p>
            <text:p>気が変わったら、また声をかけとくれ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そうかい… 残念だね</text:p>
            <text:p>気が変わったら、また声をかけとくれ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あんた やるね！</text:p>
            <text:p>今日は昔に戻った気分だった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アタイの完全な負けだね</text:p>
            <text:p>これはあんたのもんだ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遠慮せずに受け取るんだよ</text:p>
            <text:p>これもパチンコ勝負のしきたりさ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いい勝負が出来て楽しかったよ</text:p>
            <text:p>次は負けないからね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あんた相手なら昔の気分を味わえると</text:p>
            <text:p>思ったんだけど…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アタイの買いかぶりだったみたいだね</text:p>
            <text:p>ガッカリだ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1">
          <table:table-cell office:value-type="string">
            <text:p>悪いけど、今日はもう勝負しないよ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2">
          <table:table-cell office:value-type="string">
            <text:p>旦那と結婚した時の約束なのさ</text:p>
            <text:p>「パチンコ勝負は１日１回」ってね</text:p>
          </table:table-cell>
          <table:table-cell/>
        </table:table-row>
        <table:table-row table:style-name="ro1">
          <table:table-cell office:value-type="string">
            <text:p>パチプロ主婦 千尋</text:p>
          </table:table-cell>
          <table:table-cell/>
        </table:table-row>
        <table:table-row table:style-name="ro1">
          <table:table-cell office:value-type="string">
            <text:p>今日もアタイと一戦交えてくれるのかい？</text:p>
          </table:table-cell>
          <table:table-cell/>
        </table:table-row>
        <table:table-row table:style-name="ro1">
          <table:table-cell office:value-type="string">
            <text:p>何だか手がベタベタするような…？</text:p>
          </table:table-cell>
          <table:table-cell/>
        </table:table-row>
        <table:table-row table:style-name="ro1">
          <table:table-cell office:value-type="string">
            <text:p>！！！！</text:p>
          </table:table-cell>
          <table:table-cell/>
        </table:table-row>
        <table:table-row table:style-name="ro1">
          <table:table-cell office:value-type="string">
            <text:p>手がペンキまみれになっている！！</text:p>
          </table:table-cell>
          <table:table-cell/>
        </table:table-row>
        <table:table-row table:style-name="ro1">
          <table:table-cell office:value-type="string">
            <text:p>通りすがりの客</text:p>
          </table:table-cell>
          <table:table-cell/>
        </table:table-row>
        <table:table-row table:style-name="ro2">
          <table:table-cell office:value-type="string">
            <text:p>あ〜 やっちゃったね</text:p>
            <text:p>そこの奥の台で打ったんだろ？</text:p>
          </table:table-cell>
          <table:table-cell/>
        </table:table-row>
        <table:table-row table:style-name="ro1">
          <table:table-cell office:value-type="string">
            <text:p>通りすがりの客</text:p>
          </table:table-cell>
          <table:table-cell/>
        </table:table-row>
        <table:table-row table:style-name="ro2">
          <table:table-cell office:value-type="string">
            <text:p>誰のいたずらかは知らないが</text:p>
            <text:p>あのハンドルにはよくペンキが塗られるんだ</text:p>
          </table:table-cell>
          <table:table-cell/>
        </table:table-row>
        <table:table-row table:style-name="ro1">
          <table:table-cell office:value-type="string">
            <text:p>通りすがりの客</text:p>
          </table:table-cell>
          <table:table-cell/>
        </table:table-row>
        <table:table-row table:style-name="ro2">
          <table:table-cell office:value-type="string">
            <text:p>これからは気をつけるようにするんだね</text:p>
            <text:p>しかし一体、誰がやってるんだろうな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おう！！ やけに調子いいみたいじゃねえか</text:p>
            <text:p>俺にも少し分けてくれよ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な、なんすか！？ これは俺の玉ッス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うるせえ！ ガタガタ言ってねえで</text:p>
            <text:p>とっとと渡しな！ 痛い目にあいてえのか？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2">
          <table:table-cell office:value-type="string">
            <text:p>や、やめてくださいッス！</text:p>
            <text:p>た、助けて… せ、せんぱーーーい！</text:p>
          </table:table-cell>
          <table:table-cell/>
        </table:table-row>
        <table:table-row table:style-name="ro1">
          <table:table-cell office:value-type="string">
            <text:p>助けに入る</text:p>
          </table:table-cell>
          <table:table-cell/>
        </table:table-row>
        <table:table-row table:style-name="ro1">
          <table:table-cell office:value-type="string">
            <text:p>黙って見てい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…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やめろ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ん！？ 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せ、先輩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なんだテメエは！？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そいつは俺がかわいがってる後輩でね</text:p>
            <text:p>玉が欲しいなら俺にいいな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ただし俺にパチンコで勝てたらだがな</text:p>
            <text:p>あんたも少しは腕に覚えがあるんだろ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おまえ正気か？ 左打ちの大八と言えば</text:p>
            <text:p>ここらじゃ知らねえヤツはいねえ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おとなしく玉を渡した方が身のためだぜ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なんだ そんなに恥をかくのが怖いのか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なにぃ！ お、おもしれえ</text:p>
            <text:p>おまえの方こそ後輩の前で恥かかせてやるぜ</text:p>
          </table:table-cell>
          <table:table-cell/>
        </table:table-row>
        <table:table-row table:style-name="ro1">
          <table:table-cell office:value-type="string">
            <text:p>元気のない男</text:p>
          </table:table-cell>
          <table:table-cell/>
        </table:table-row>
        <table:table-row table:style-name="ro1">
          <table:table-cell office:value-type="string">
            <text:p>せ、先輩…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すまない 遅くなったな…</text:p>
            <text:p>あとは俺に任せてくれるか？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…は、はい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おふたりともいいッスか？ いきますよ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おう！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ああ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………始めッス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おっ！ きたぜ！</text:p>
            <text:p>さっそく大当りだ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ああっ！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くっ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先輩！ 頑張ってください！</text:p>
          </table:table-cell>
          <table:table-cell/>
        </table:table-row>
        <table:table-row table:style-name="ro1">
          <table:table-cell office:value-type="string">
            <text:p>先輩を応援する</text:p>
          </table:table-cell>
          <table:table-cell/>
        </table:table-row>
        <table:table-row table:style-name="ro1">
          <table:table-cell office:value-type="string">
            <text:p>大八を応援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 頑張れ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大八 頑張れ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先輩 頑張っ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大八さん 頑張って！</text:p>
          </table:table-cell>
          <table:table-cell/>
        </table:table-row>
        <table:table-row table:style-name="ro1">
          <table:table-cell office:value-type="string">
            <text:p>ジャラジャラジャラ…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ああっ… ヤツの横にドル箱が</text:p>
            <text:p>どんどん積み上がっていくッス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やはり大恥をかくのはおまえのようだな！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…それはどうかな？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なにっ！？ あっ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ああっ！ ヤツの連チャンが止まったッス！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ふっ この勝負もらった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く、くそっ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がチャンスだ！ 頑張れ、先輩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諦めるな、大八！ まだ逆転できるぞ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今がチャンスよ！ 頑張って、先輩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諦めないで、大八さん！ まだ逆転できるわ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す、すげえッス！</text:p>
            <text:p>５連チャン… ６連チャン… ７連チャン…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とどめだ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1">
          <table:table-cell office:value-type="string">
            <text:p>うわぁぁぁぁぁぁぁぁぁぁぁ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や、やった！ 先輩の勝ちッス！</text:p>
          </table:table-cell>
          <table:table-cell/>
        </table:table-row>
        <table:table-row table:style-name="ro1">
          <table:table-cell office:value-type="string">
            <text:p>パチプロ 左打ちの大八</text:p>
          </table:table-cell>
          <table:table-cell/>
        </table:table-row>
        <table:table-row table:style-name="ro2">
          <table:table-cell office:value-type="string">
            <text:p>ば、バカな！ この俺が負けるなんて…</text:p>
            <text:p>ヤツは一体…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せ、先輩…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…スマン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せ、先輩がどうして謝るッスか？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俺な… 怖かったんだよ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2">
          <table:table-cell office:value-type="string">
            <text:p>パチンコが上達したおまえにとって</text:p>
            <text:p>俺の価値なんて何もないんじゃないかって…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な、何言ってるッスか！？</text:p>
            <text:p>バカ言わないで下さい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俺たちの関係ってパチンコだけッスか！？</text:p>
            <text:p>先輩はそう思ってたッスか！？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俺にとって先輩はパチンコとか</text:p>
            <text:p>関係なくスゴイ人ッス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2">
          <table:table-cell office:value-type="string">
            <text:p>だから、そんな悲しいこと</text:p>
            <text:p>言わないでください お願いッス！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4">
          <table:table-cell office:value-type="string">
            <text:p>ありがとうよ…</text:p>
            <text:p/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あんたにも迷惑かけたな</text:p>
          </table:table-cell>
          <table:table-cell/>
        </table:table-row>
        <table:table-row table:style-name="ro1">
          <table:table-cell office:value-type="string">
            <text:p>あんたは必ず戻ってくると思ってたよ</text:p>
          </table:table-cell>
          <table:table-cell/>
        </table:table-row>
        <table:table-row table:style-name="ro1">
          <table:table-cell office:value-type="string">
            <text:p>あんたが必ず勝つと思ってたよ</text:p>
          </table:table-cell>
          <table:table-cell/>
        </table:table-row>
        <table:table-row table:style-name="ro1">
          <table:table-cell office:value-type="string">
            <text:p>あんたがまさか戻ってくるとは思わなかったよ</text:p>
          </table:table-cell>
          <table:table-cell/>
        </table:table-row>
        <table:table-row table:style-name="ro1">
          <table:table-cell office:value-type="string">
            <text:p>あんたがまさか勝つとは思わなかったよ</text:p>
          </table:table-cell>
          <table:table-cell/>
        </table:table-row>
        <table:table-row table:style-name="ro1">
          <table:table-cell office:value-type="string">
            <text:p>あなたは必ず戻ってくると思ってたわ</text:p>
          </table:table-cell>
          <table:table-cell/>
        </table:table-row>
        <table:table-row table:style-name="ro1">
          <table:table-cell office:value-type="string">
            <text:p>あなたが必ず勝つと思ってたわ</text:p>
          </table:table-cell>
          <table:table-cell/>
        </table:table-row>
        <table:table-row table:style-name="ro1">
          <table:table-cell office:value-type="string">
            <text:p>あなたがまさか戻ってくるとは思わなかったわ</text:p>
          </table:table-cell>
          <table:table-cell/>
        </table:table-row>
        <table:table-row table:style-name="ro1">
          <table:table-cell office:value-type="string">
            <text:p>あなたがまさか勝つとは思わなかったわ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俺は戻ってこなきゃいけなかったのさ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さっきはヤツの応援をしてなかったか？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俺は勝たなきゃいけなかったのさ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俺は戻ってこなきゃいけなかったのさ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俺は勝たなきゃいけなかったのさ</text:p>
          </table:table-cell>
          <table:table-cell/>
        </table:table-row>
        <table:table-row table:style-name="ro1">
          <table:table-cell office:value-type="string">
            <text:p>穏やかな男</text:p>
          </table:table-cell>
          <table:table-cell/>
        </table:table-row>
        <table:table-row table:style-name="ro1">
          <table:table-cell office:value-type="string">
            <text:p>よし！ 今日もいっちょうやるとするか！</text:p>
          </table:table-cell>
          <table:table-cell/>
        </table:table-row>
        <table:table-row table:style-name="ro1">
          <table:table-cell office:value-type="string">
            <text:p>元気な男</text:p>
          </table:table-cell>
          <table:table-cell/>
        </table:table-row>
        <table:table-row table:style-name="ro1">
          <table:table-cell office:value-type="string">
            <text:p>ハイッス！</text:p>
          </table:table-cell>
          <table:table-cell/>
        </table:table-row>
        <table:table-row table:style-name="ro1">
          <table:table-cell office:value-type="string">
            <text:p>あら？</text:p>
          </table:table-cell>
          <table:table-cell/>
        </table:table-row>
        <table:table-row table:style-name="ro2">
          <table:table-cell office:value-type="string">
            <text:p>こんにちは</text:p>
            <text:p>今日はどうなさいましたか？</text:p>
          </table:table-cell>
          <table:table-cell/>
        </table:table-row>
        <table:table-row table:style-name="ro1">
          <table:table-cell office:value-type="string">
            <text:p>井原先生に頼まれて彼女に付き添って来たんだ</text:p>
          </table:table-cell>
          <table:table-cell/>
        </table:table-row>
        <table:table-row table:style-name="ro1">
          <table:table-cell office:value-type="string">
            <text:p>すまない 建物を間違えたようだ</text:p>
          </table:table-cell>
          <table:table-cell/>
        </table:table-row>
        <table:table-row table:style-name="ro1">
          <table:table-cell office:value-type="string">
            <text:p>あなたへの恋の病にかかってしまったんだ</text:p>
          </table:table-cell>
          <table:table-cell/>
        </table:table-row>
        <table:table-row table:style-name="ro1">
          <table:table-cell office:value-type="string">
            <text:p>井原先生に頼まれて彼女に付き添って来たの</text:p>
          </table:table-cell>
          <table:table-cell/>
        </table:table-row>
        <table:table-row table:style-name="ro1">
          <table:table-cell office:value-type="string">
            <text:p>ごめんなさい 建物を間違えたみたい</text:p>
          </table:table-cell>
          <table:table-cell/>
        </table:table-row>
        <table:table-row table:style-name="ro1">
          <table:table-cell office:value-type="string">
            <text:p>できればここで慟きたいんだけど…</text:p>
          </table:table-cell>
          <table:table-cell/>
        </table:table-row>
        <table:table-row table:style-name="ro1">
          <table:table-cell office:value-type="string">
            <text:p>井原先生に頼まれて彼女に付き添って来たんだ</text:p>
          </table:table-cell>
          <table:table-cell/>
        </table:table-row>
        <table:table-row table:style-name="ro2">
          <table:table-cell office:value-type="string">
            <text:p>井原先生に頼まれて</text:p>
            <text:p>彼女に付き添って来たの</text:p>
          </table:table-cell>
          <table:table-cell/>
        </table:table-row>
        <table:table-row table:style-name="ro2">
          <table:table-cell office:value-type="string">
            <text:p>そうでしたか ありがとうございます</text:p>
            <text:p>井原先生からお話は伺っています</text:p>
          </table:table-cell>
          <table:table-cell/>
        </table:table-row>
        <table:table-row table:style-name="ro1">
          <table:table-cell office:value-type="string">
            <text:p>あなたが白石さんですね？</text:p>
          </table:table-cell>
          <table:table-cell/>
        </table:table-row>
        <table:table-row table:style-name="ro1">
          <table:table-cell office:value-type="string">
            <text:p>はい… そう…だと思います…</text:p>
          </table:table-cell>
          <table:table-cell/>
        </table:table-row>
        <table:table-row table:style-name="ro1">
          <table:table-cell office:value-type="string">
            <text:p>すまない 建物を間違えたようだ</text:p>
          </table:table-cell>
          <table:table-cell/>
        </table:table-row>
        <table:table-row table:style-name="ro1">
          <table:table-cell office:value-type="string">
            <text:p>ごめんなさい 建物を間違えたみたい</text:p>
          </table:table-cell>
          <table:table-cell/>
        </table:table-row>
        <table:table-row table:style-name="ro1">
          <table:table-cell office:value-type="string">
            <text:p>あら そうでしたか</text:p>
          </table:table-cell>
          <table:table-cell/>
        </table:table-row>
        <table:table-row table:style-name="ro2">
          <table:table-cell office:value-type="string">
            <text:p>何言ってるんですか！？</text:p>
            <text:p>ここで合ってますよ！</text:p>
          </table:table-cell>
          <table:table-cell/>
        </table:table-row>
        <table:table-row table:style-name="ro1">
          <table:table-cell office:value-type="string">
            <text:p>あら？ もしかして あなたが白石さん？</text:p>
          </table:table-cell>
          <table:table-cell/>
        </table:table-row>
        <table:table-row table:style-name="ro2">
          <table:table-cell office:value-type="string">
            <text:p>そうでしたか…</text:p>
            <text:p>井原先生からお話は伺っています</text:p>
          </table:table-cell>
          <table:table-cell/>
        </table:table-row>
        <table:table-row table:style-name="ro2">
          <table:table-cell office:value-type="string">
            <text:p>あなたが付き添って来てくださったんですね</text:p>
            <text:p>ありがとうございます</text:p>
          </table:table-cell>
          <table:table-cell/>
        </table:table-row>
        <table:table-row table:style-name="ro1">
          <table:table-cell office:value-type="string">
            <text:p>あなたへの恋の病にかかってしまったんだ</text:p>
          </table:table-cell>
          <table:table-cell/>
        </table:table-row>
        <table:table-row table:style-name="ro2">
          <table:table-cell office:value-type="string">
            <text:p>すみませんが ここはそういった症状の方は</text:p>
            <text:p>専門ではないんです</text:p>
          </table:table-cell>
          <table:table-cell/>
        </table:table-row>
        <table:table-row table:style-name="ro2">
          <table:table-cell office:value-type="string">
            <text:p>申し訳ありませんが 他の病院を探すか</text:p>
            <text:p>ご自分で治療するかして下さい</text:p>
          </table:table-cell>
          <table:table-cell/>
        </table:table-row>
        <table:table-row table:style-name="ro1">
          <table:table-cell office:value-type="string">
            <text:p>できればここで慟きたいんだけど…</text:p>
          </table:table-cell>
          <table:table-cell/>
        </table:table-row>
        <table:table-row table:style-name="ro2">
          <table:table-cell office:value-type="string">
            <text:p>ごめんなさい 病院は忙しいんだけど</text:p>
            <text:p>あまり大勢を雇う余裕もなくてね…</text:p>
          </table:table-cell>
          <table:table-cell/>
        </table:table-row>
        <table:table-row table:style-name="ro1">
          <table:table-cell office:value-type="string">
            <text:p>あら？ もしかして あなたが白石さん？</text:p>
          </table:table-cell>
          <table:table-cell/>
        </table:table-row>
        <table:table-row table:style-name="ro2">
          <table:table-cell office:value-type="string">
            <text:p>あいさつが遅れました 私、加納と言います</text:p>
            <text:p>白石さんの治療を担当させていただきます</text:p>
          </table:table-cell>
          <table:table-cell/>
        </table:table-row>
        <table:table-row table:style-name="ro3">
          <table:table-cell office:value-type="string">
            <text:p>さすらいのパチプロの$puです</text:p>
          </table:table-cell>
          <table:table-cell/>
        </table:table-row>
        <table:table-row table:style-name="ro3">
          <table:table-cell office:value-type="string">
            <text:p>医者の$puです</text:p>
          </table:table-cell>
          <table:table-cell/>
        </table:table-row>
        <table:table-row table:style-name="ro3">
          <table:table-cell office:value-type="string">
            <text:p>彼女の恋人の$puです</text:p>
          </table:table-cell>
          <table:table-cell/>
        </table:table-row>
        <table:table-row table:style-name="ro3">
          <table:table-cell office:value-type="string">
            <text:p>彼女に怪我を負わせた$puです</text:p>
          </table:table-cell>
          <table:table-cell/>
        </table:table-row>
        <table:table-row table:style-name="ro3">
          <table:table-cell office:value-type="string">
            <text:p>彼女の娘の$puです</text:p>
          </table:table-cell>
          <table:table-cell/>
        </table:table-row>
        <table:table-row table:style-name="ro2">
          <table:table-cell office:value-type="string">
            <text:p>そうですか</text:p>
            <text:p>私も結構好きなんですよ</text:p>
          </table:table-cell>
          <table:table-cell/>
        </table:table-row>
        <table:table-row table:style-name="ro2">
          <table:table-cell office:value-type="string">
            <text:p>そうなんですか？</text:p>
            <text:p>あまりそうは見えませんけど…</text:p>
          </table:table-cell>
          <table:table-cell/>
        </table:table-row>
        <table:table-row table:style-name="ro2">
          <table:table-cell office:value-type="string">
            <text:p>ち、違います！</text:p>
            <text:p>な、何言ってるんですか！？</text:p>
          </table:table-cell>
          <table:table-cell/>
        </table:table-row>
        <table:table-row table:style-name="ro1">
          <table:table-cell office:value-type="string">
            <text:p>フフフ</text:p>
          </table:table-cell>
          <table:table-cell/>
        </table:table-row>
        <table:table-row table:style-name="ro1">
          <table:table-cell office:value-type="string">
            <text:p>えっ！！</text:p>
          </table:table-cell>
          <table:table-cell/>
        </table:table-row>
        <table:table-row table:style-name="ro2">
          <table:table-cell office:value-type="string">
            <text:p>…何か複雜な事情がおありのようですね</text:p>
            <text:p>これ以上はお聞きしませんわ</text:p>
          </table:table-cell>
          <table:table-cell/>
        </table:table-row>
        <table:table-row table:style-name="ro2">
          <table:table-cell office:value-type="string">
            <text:p>白石さん 今日は久しぶりに外を步いて</text:p>
            <text:p>お疲れになったでしょう？</text:p>
          </table:table-cell>
          <table:table-cell/>
        </table:table-row>
        <table:table-row table:style-name="ro2">
          <table:table-cell office:value-type="string">
            <text:p>詳しい検査は明日行いますから</text:p>
            <text:p>今日はゆっくり休んでください</text:p>
          </table:table-cell>
          <table:table-cell/>
        </table:table-row>
        <table:table-row table:style-name="ro2">
          <table:table-cell office:value-type="string">
            <text:p>それでは私に付いて来てください</text:p>
            <text:p>担当の看護婦に部屋まで案内させます</text:p>
          </table:table-cell>
          <table:table-cell/>
        </table:table-row>
        <table:table-row table:style-name="ro1">
          <table:table-cell office:value-type="string">
            <text:p>…あ、あの！</text:p>
          </table:table-cell>
          <table:table-cell/>
        </table:table-row>
        <table:table-row table:style-name="ro2">
          <table:table-cell office:value-type="string">
            <text:p>今日は付き添ってくださって</text:p>
            <text:p>ありがとうございました</text:p>
          </table:table-cell>
          <table:table-cell/>
        </table:table-row>
        <table:table-row table:style-name="ro1">
          <table:table-cell office:value-type="string">
            <text:p>当然のことをしたまでだよ</text:p>
          </table:table-cell>
          <table:table-cell/>
        </table:table-row>
        <table:table-row table:style-name="ro1">
          <table:table-cell office:value-type="string">
            <text:p>デートしてるみたいで楽しかったよ</text:p>
          </table:table-cell>
          <table:table-cell/>
        </table:table-row>
        <table:table-row table:style-name="ro1">
          <table:table-cell office:value-type="string">
            <text:p>いいよ どうせついでだったんだから</text:p>
          </table:table-cell>
          <table:table-cell/>
        </table:table-row>
        <table:table-row table:style-name="ro1">
          <table:table-cell office:value-type="string">
            <text:p>もう こんな面倒はコリゴリだね</text:p>
          </table:table-cell>
          <table:table-cell/>
        </table:table-row>
        <table:table-row table:style-name="ro1">
          <table:table-cell office:value-type="string">
            <text:p>どういたしまして …ケガは大丈夫？</text:p>
          </table:table-cell>
          <table:table-cell/>
        </table:table-row>
        <table:table-row table:style-name="ro1">
          <table:table-cell office:value-type="string">
            <text:p>こっちこそ けっこう楽しかったわよ</text:p>
          </table:table-cell>
          <table:table-cell/>
        </table:table-row>
        <table:table-row table:style-name="ro1">
          <table:table-cell office:value-type="string">
            <text:p>いいわよ どうせついでだったんだから</text:p>
          </table:table-cell>
          <table:table-cell/>
        </table:table-row>
        <table:table-row table:style-name="ro1">
          <table:table-cell office:value-type="string">
            <text:p>ふう… もう こんな役目はご免だけどね</text:p>
          </table:table-cell>
          <table:table-cell/>
        </table:table-row>
        <table:table-row table:style-name="ro2">
          <table:table-cell office:value-type="string">
            <text:p>当然のことをしたまでだよ</text:p>
            <text:p>まだ体だって本調子じゃないんだろ？</text:p>
          </table:table-cell>
          <table:table-cell/>
        </table:table-row>
        <table:table-row table:style-name="ro1">
          <table:table-cell office:value-type="string">
            <text:p>どういたしまして …ケガは大丈夫？</text:p>
          </table:table-cell>
          <table:table-cell/>
        </table:table-row>
        <table:table-row table:style-name="ro2">
          <table:table-cell office:value-type="string">
            <text:p>はい… まだ少し…</text:p>
            <text:p>ですから本当に助かりました</text:p>
          </table:table-cell>
          <table:table-cell/>
        </table:table-row>
        <table:table-row table:style-name="ro2">
          <table:table-cell office:value-type="string">
            <text:p>俺の方こそ 何だかデートしてるみたいで</text:p>
            <text:p>楽しかったよ</text:p>
          </table:table-cell>
          <table:table-cell/>
        </table:table-row>
        <table:table-row table:style-name="ro1">
          <table:table-cell office:value-type="string">
            <text:p>こっちこそ けっこう楽しかったわよ</text:p>
          </table:table-cell>
          <table:table-cell/>
        </table:table-row>
        <table:table-row table:style-name="ro1">
          <table:table-cell office:value-type="string">
            <text:p>あ、ありがとうございます</text:p>
          </table:table-cell>
          <table:table-cell/>
        </table:table-row>
        <table:table-row table:style-name="ro1">
          <table:table-cell office:value-type="string">
            <text:p>いいよ どうせついでだったんだから</text:p>
          </table:table-cell>
          <table:table-cell/>
        </table:table-row>
        <table:table-row table:style-name="ro2">
          <table:table-cell office:value-type="string">
            <text:p>どうせついでだったんだから</text:p>
            <text:p>気にしなくていいわよ</text:p>
          </table:table-cell>
          <table:table-cell/>
        </table:table-row>
        <table:table-row table:style-name="ro1">
          <table:table-cell office:value-type="string">
            <text:p>あ… そうですか…</text:p>
          </table:table-cell>
          <table:table-cell/>
        </table:table-row>
        <table:table-row table:style-name="ro1">
          <table:table-cell office:value-type="string">
            <text:p>もう こんな面倒はコリゴリだね</text:p>
          </table:table-cell>
          <table:table-cell/>
        </table:table-row>
        <table:table-row table:style-name="ro1">
          <table:table-cell office:value-type="string">
            <text:p>ふう… もう こんな役目はご免だけどね</text:p>
          </table:table-cell>
          <table:table-cell/>
        </table:table-row>
        <table:table-row table:style-name="ro1">
          <table:table-cell office:value-type="string">
            <text:p>は、はい… すみませんでした…</text:p>
          </table:table-cell>
          <table:table-cell/>
        </table:table-row>
        <table:table-row table:style-name="ro1">
          <table:table-cell office:value-type="string">
            <text:p>今日はこれからどうするんですか？</text:p>
          </table:table-cell>
          <table:table-cell/>
        </table:table-row>
        <table:table-row table:style-name="ro3">
          <table:table-cell office:value-type="string">
            <text:p>$ci交番$crで新しい部屋のことを聞いてみるよ</text:p>
          </table:table-cell>
          <table:table-cell/>
        </table:table-row>
        <table:table-row table:style-name="ro1">
          <table:table-cell office:value-type="string">
            <text:p>パチンコでも打ちに行こうかな</text:p>
          </table:table-cell>
          <table:table-cell/>
        </table:table-row>
        <table:table-row table:style-name="ro1">
          <table:table-cell office:value-type="string">
            <text:p>健康的に公園でラジオ体操をするよ</text:p>
          </table:table-cell>
          <table:table-cell/>
        </table:table-row>
        <table:table-row table:style-name="ro1">
          <table:table-cell office:value-type="string">
            <text:p>一緒に入院しようかな</text:p>
          </table:table-cell>
          <table:table-cell/>
        </table:table-row>
        <table:table-row table:style-name="ro3">
          <table:table-cell office:value-type="string">
            <text:p>$ci交番$crで新しい部屋のことを聞いてみるわ</text:p>
          </table:table-cell>
          <table:table-cell/>
        </table:table-row>
        <table:table-row table:style-name="ro1">
          <table:table-cell office:value-type="string">
            <text:p>パチンコでも打ちに行こうかしら</text:p>
          </table:table-cell>
          <table:table-cell/>
        </table:table-row>
        <table:table-row table:style-name="ro1">
          <table:table-cell office:value-type="string">
            <text:p>健康的に公園でラジオ体操でもするわ</text:p>
          </table:table-cell>
          <table:table-cell/>
        </table:table-row>
        <table:table-row table:style-name="ro1">
          <table:table-cell office:value-type="string">
            <text:p>私も一緒に入院してもいい？</text:p>
          </table:table-cell>
          <table:table-cell/>
        </table:table-row>
        <table:table-row table:style-name="ro2">
          <table:table-cell office:value-type="string">
            <text:p>$ci交番$crで新しい部屋のことを聞いてみるよ</text:p>
            <text:p>$ci部屋の鍵$crももらわないとな</text:p>
          </table:table-cell>
          <table:table-cell/>
        </table:table-row>
        <table:table-row table:style-name="ro2">
          <table:table-cell office:value-type="string">
            <text:p>パチンコでも打ちに行こうかな</text:p>
            <text:p>早く店の雰囲気を掴んでおきたいしな</text:p>
          </table:table-cell>
          <table:table-cell/>
        </table:table-row>
        <table:table-row table:style-name="ro2">
          <table:table-cell office:value-type="string">
            <text:p>せっかく早起きしたんだから</text:p>
            <text:p>公園でラジオ体操でもしようかな</text:p>
          </table:table-cell>
          <table:table-cell/>
        </table:table-row>
        <table:table-row table:style-name="ro1">
          <table:table-cell office:value-type="string">
            <text:p>俺も一緒に入院してもいいかな？</text:p>
          </table:table-cell>
          <table:table-cell/>
        </table:table-row>
        <table:table-row table:style-name="ro2">
          <table:table-cell office:value-type="string">
            <text:p>$ci交番$crで新しい部屋のことを聞いてみるわ</text:p>
            <text:p>$ci部屋の鍵$crももらわないとね</text:p>
          </table:table-cell>
          <table:table-cell/>
        </table:table-row>
        <table:table-row table:style-name="ro2">
          <table:table-cell office:value-type="string">
            <text:p>パチンコでも打ちに行こうかしら</text:p>
            <text:p>早く店の雰囲気を掴んでおきたいしね</text:p>
          </table:table-cell>
          <table:table-cell/>
        </table:table-row>
        <table:table-row table:style-name="ro2">
          <table:table-cell office:value-type="string">
            <text:p>せっかく早起きしたんだもの</text:p>
            <text:p>公園でラジオ体操でもしようかしら</text:p>
          </table:table-cell>
          <table:table-cell/>
        </table:table-row>
        <table:table-row table:style-name="ro1">
          <table:table-cell office:value-type="string">
            <text:p>私も一緒に入院してもいい？</text:p>
          </table:table-cell>
          <table:table-cell/>
        </table:table-row>
        <table:table-row table:style-name="ro2">
          <table:table-cell office:value-type="string">
            <text:p>ダメですよ</text:p>
            <text:p>すごく元気そうじゃないですか</text:p>
          </table:table-cell>
          <table:table-cell/>
        </table:table-row>
        <table:table-row table:style-name="ro1">
          <table:table-cell office:value-type="string">
            <text:p>紀子さん そろそろ行きましょうか</text:p>
          </table:table-cell>
          <table:table-cell/>
        </table:table-row>
        <table:table-row table:style-name="ro1">
          <table:table-cell office:value-type="string">
            <text:p>それじゃあ…</text:p>
          </table:table-cell>
          <table:table-cell/>
        </table:table-row>
        <table:table-row table:style-name="ro1">
          <table:table-cell office:value-type="string">
            <text:p>おい！ あんた！</text:p>
          </table:table-cell>
          <table:table-cell/>
        </table:table-row>
        <table:table-row table:style-name="ro2">
          <table:table-cell office:value-type="string">
            <text:p>あんた この前公園で警察と一緒に</text:p>
            <text:p>色々調べてたな</text:p>
          </table:table-cell>
          <table:table-cell/>
        </table:table-row>
        <table:table-row table:style-name="ro2">
          <table:table-cell office:value-type="string">
            <text:p>言っておくが 柳田は自殺なんて</text:p>
            <text:p>するようなヤツじゃない</text:p>
          </table:table-cell>
          <table:table-cell/>
        </table:table-row>
        <table:table-row table:style-name="ro2">
          <table:table-cell office:value-type="string">
            <text:p>確かに最近のあいつは少し変だった…</text:p>
            <text:p>でも自殺なんて考えるヤツじゃないんだ！</text:p>
          </table:table-cell>
          <table:table-cell/>
        </table:table-row>
        <table:table-row table:style-name="ro1">
          <table:table-cell office:value-type="string">
            <text:p>何でそんなことが分かるんだ？</text:p>
          </table:table-cell>
          <table:table-cell/>
        </table:table-row>
        <table:table-row table:style-name="ro1">
          <table:table-cell office:value-type="string">
            <text:p>おまえは誰だ？</text:p>
          </table:table-cell>
          <table:table-cell/>
        </table:table-row>
        <table:table-row table:style-name="ro1">
          <table:table-cell office:value-type="string">
            <text:p>実は俺もそう思っていたんだ</text:p>
          </table:table-cell>
          <table:table-cell/>
        </table:table-row>
        <table:table-row table:style-name="ro1">
          <table:table-cell office:value-type="string">
            <text:p>いいや、間違いなく自殺だね</text:p>
          </table:table-cell>
          <table:table-cell/>
        </table:table-row>
        <table:table-row table:style-name="ro1">
          <table:table-cell office:value-type="string">
            <text:p>どうしてそんなことが分かるの？</text:p>
          </table:table-cell>
          <table:table-cell/>
        </table:table-row>
        <table:table-row table:style-name="ro1">
          <table:table-cell office:value-type="string">
            <text:p>あなた 誰？</text:p>
          </table:table-cell>
          <table:table-cell/>
        </table:table-row>
        <table:table-row table:style-name="ro1">
          <table:table-cell office:value-type="string">
            <text:p>実は… 私もそう思っているの</text:p>
          </table:table-cell>
          <table:table-cell/>
        </table:table-row>
        <table:table-row table:style-name="ro1">
          <table:table-cell office:value-type="string">
            <text:p>ううん 間違いなく自殺よ</text:p>
          </table:table-cell>
          <table:table-cell/>
        </table:table-row>
        <table:table-row table:style-name="ro1">
          <table:table-cell office:value-type="string">
            <text:p>何でそんなことが分かるんだ？</text:p>
          </table:table-cell>
          <table:table-cell/>
        </table:table-row>
        <table:table-row table:style-name="ro1">
          <table:table-cell office:value-type="string">
            <text:p>おまえは誰だ？</text:p>
          </table:table-cell>
          <table:table-cell/>
        </table:table-row>
        <table:table-row table:style-name="ro1">
          <table:table-cell office:value-type="string">
            <text:p>どうしてそんなことが分かるの？</text:p>
          </table:table-cell>
          <table:table-cell/>
        </table:table-row>
        <table:table-row table:style-name="ro1">
          <table:table-cell office:value-type="string">
            <text:p>あなた 誰？</text:p>
          </table:table-cell>
          <table:table-cell/>
        </table:table-row>
        <table:table-row table:style-name="ro2">
          <table:table-cell office:value-type="string">
            <text:p>俺はこの店で慟いてる$ci黒崎 竜介$crってもんだ</text:p>
            <text:p>柳田とは親友だった…</text:p>
          </table:table-cell>
          <table:table-cell/>
        </table:table-row>
        <table:table-row table:style-name="ro2">
          <table:table-cell office:value-type="string">
            <text:p>だから分かる 柳田はどんなことがあっても</text:p>
            <text:p>絶对に自殺なんてするようなヤツじゃない！</text:p>
          </table:table-cell>
          <table:table-cell/>
        </table:table-row>
        <table:table-row table:style-name="ro1">
          <table:table-cell office:value-type="string">
            <text:p>実は俺もそう思っていたんだ</text:p>
          </table:table-cell>
          <table:table-cell/>
        </table:table-row>
        <table:table-row table:style-name="ro1">
          <table:table-cell office:value-type="string">
            <text:p>実は… 私もそう思っているの</text:p>
          </table:table-cell>
          <table:table-cell/>
        </table:table-row>
        <table:table-row table:style-name="ro2">
          <table:table-cell office:value-type="string">
            <text:p>やっぱりあんたもそう思ってたか！</text:p>
            <text:p>俺の目に狂いはなかったみたいだな</text:p>
          </table:table-cell>
          <table:table-cell/>
        </table:table-row>
        <table:table-row table:style-name="ro1">
          <table:table-cell office:value-type="string">
            <text:p>いいや、間違いなく自殺だね</text:p>
          </table:table-cell>
          <table:table-cell/>
        </table:table-row>
        <table:table-row table:style-name="ro1">
          <table:table-cell office:value-type="string">
            <text:p>ううん 間違いなく自殺よ</text:p>
          </table:table-cell>
          <table:table-cell/>
        </table:table-row>
        <table:table-row table:style-name="ro2">
          <table:table-cell office:value-type="string">
            <text:p>違う！ あいつのことは</text:p>
            <text:p>誰よりも俺がよく知ってる！</text:p>
          </table:table-cell>
          <table:table-cell/>
        </table:table-row>
        <table:table-row table:style-name="ro2">
          <table:table-cell office:value-type="string">
            <text:p>あいつは誰かに殺されたんだ！</text:p>
            <text:p>頼む！ あいつを殺した犯人を見つけてくれ！</text:p>
          </table:table-cell>
          <table:table-cell/>
        </table:table-row>
        <table:table-row table:style-name="ro1">
          <table:table-cell office:value-type="string">
            <text:p>分かった 犯人は俺が見つける</text:p>
          </table:table-cell>
          <table:table-cell/>
        </table:table-row>
        <table:table-row table:style-name="ro1">
          <table:table-cell office:value-type="string">
            <text:p>まずは調べてみないと… 話はそれからだ</text:p>
          </table:table-cell>
          <table:table-cell/>
        </table:table-row>
        <table:table-row table:style-name="ro1">
          <table:table-cell office:value-type="string">
            <text:p>そういうことは警察に言うんだな</text:p>
          </table:table-cell>
          <table:table-cell/>
        </table:table-row>
        <table:table-row table:style-name="ro1">
          <table:table-cell office:value-type="string">
            <text:p>分かった 犯人は私が見つけるわ</text:p>
          </table:table-cell>
          <table:table-cell/>
        </table:table-row>
        <table:table-row table:style-name="ro1">
          <table:table-cell office:value-type="string">
            <text:p>まずは調べてみないと… 話はそれからよ</text:p>
          </table:table-cell>
          <table:table-cell/>
        </table:table-row>
        <table:table-row table:style-name="ro1">
          <table:table-cell office:value-type="string">
            <text:p>そういうことは警察に言ったら？</text:p>
          </table:table-cell>
          <table:table-cell/>
        </table:table-row>
        <table:table-row table:style-name="ro2">
          <table:table-cell office:value-type="string">
            <text:p>分かった 柳田を殺した犯人は</text:p>
            <text:p>俺が必ず見つけ出すよ</text:p>
          </table:table-cell>
          <table:table-cell/>
        </table:table-row>
        <table:table-row table:style-name="ro2">
          <table:table-cell office:value-type="string">
            <text:p>分かったわ 柳田さんを殺した犯人は</text:p>
            <text:p>私が見つけてあげる</text:p>
          </table:table-cell>
          <table:table-cell/>
        </table:table-row>
        <table:table-row table:style-name="ro1">
          <table:table-cell office:value-type="string">
            <text:p>あ、ありがとよ！</text:p>
          </table:table-cell>
          <table:table-cell/>
        </table:table-row>
        <table:table-row table:style-name="ro2">
          <table:table-cell office:value-type="string">
            <text:p>まずは俺の方で色々調べてみたい</text:p>
            <text:p>殺人かどうかはそれからの話だ</text:p>
          </table:table-cell>
          <table:table-cell/>
        </table:table-row>
        <table:table-row table:style-name="ro2">
          <table:table-cell office:value-type="string">
            <text:p>まずは色々調べてからね…</text:p>
            <text:p>殺人かどうかはそれからの話だわ</text:p>
          </table:table-cell>
          <table:table-cell/>
        </table:table-row>
        <table:table-row table:style-name="ro2">
          <table:table-cell office:value-type="string">
            <text:p>ああ 構わねえぜ 少し調べれば</text:p>
            <text:p>あんたもすぐに自殺だなんて思わなくなるさ</text:p>
          </table:table-cell>
          <table:table-cell/>
        </table:table-row>
        <table:table-row table:style-name="ro1">
          <table:table-cell office:value-type="string">
            <text:p>そういうことは警察に言うんだな</text:p>
          </table:table-cell>
          <table:table-cell/>
        </table:table-row>
        <table:table-row table:style-name="ro1">
          <table:table-cell office:value-type="string">
            <text:p>そういうことなら警察に言ったら？</text:p>
          </table:table-cell>
          <table:table-cell/>
        </table:table-row>
        <table:table-row table:style-name="ro2">
          <table:table-cell office:value-type="string">
            <text:p>警察は… ダメだ！ アテにならねえ…</text:p>
            <text:p>あいつらはもう自殺だと決め込んじまってる</text:p>
          </table:table-cell>
          <table:table-cell/>
        </table:table-row>
        <table:table-row table:style-name="ro2">
          <table:table-cell office:value-type="string">
            <text:p>柳田のことを調べてるってことは</text:p>
            <text:p>あんたも自殺だとは思ってないんだろ？</text:p>
          </table:table-cell>
          <table:table-cell/>
        </table:table-row>
        <table:table-row table:style-name="ro2">
          <table:table-cell office:value-type="string">
            <text:p>悪いが俺はもう仕事に戻らなきゃいけねえ</text:p>
            <text:p>聞きたいことがあったらまた来てくれ</text:p>
          </table:table-cell>
          <table:table-cell/>
        </table:table-row>
        <table:table-row table:style-name="ro2">
          <table:table-cell office:value-type="string">
            <text:p>ちょっと顔貸してくれ</text:p>
            <text:p>あんたに話があるんだ</text:p>
          </table:table-cell>
          <table:table-cell/>
        </table:table-row>
        <table:table-row table:style-name="ro2">
          <table:table-cell office:value-type="string">
            <text:p>しかし おやじさん</text:p>
            <text:p>一体どうしちゃったんでしょうね？</text:p>
          </table:table-cell>
          <table:table-cell/>
        </table:table-row>
        <table:table-row table:style-name="ro2">
          <table:table-cell office:value-type="string">
            <text:p>女将さんに黙って店を空けるなんて</text:p>
            <text:p>今まで無かったじゃないですか</text:p>
          </table:table-cell>
          <table:table-cell/>
        </table:table-row>
        <table:table-row table:style-name="ro2">
          <table:table-cell office:value-type="string">
            <text:p>おやじさん 本当に何も言わずに</text:p>
            <text:p>いなくなっちゃったんですか？</text:p>
          </table:table-cell>
          <table:table-cell/>
        </table:table-row>
        <table:table-row table:style-name="ro2">
          <table:table-cell office:value-type="string">
            <text:p>本当に何も聞いてないんだよ…</text:p>
            <text:p>まさか何か変なことに巻き込まれたんじゃ…</text:p>
          </table:table-cell>
          <table:table-cell/>
        </table:table-row>
        <table:table-row table:style-name="ro2">
          <table:table-cell office:value-type="string">
            <text:p>大丈夫ですよ！</text:p>
            <text:p>すぐに帰って来ますって</text:p>
          </table:table-cell>
          <table:table-cell/>
        </table:table-row>
        <table:table-row table:style-name="ro2">
          <table:table-cell office:value-type="string">
            <text:p>…テツさんがいてくれてるおかげで</text:p>
            <text:p>なんとか店は開けていられるけど…</text:p>
          </table:table-cell>
          <table:table-cell/>
        </table:table-row>
        <table:table-row table:style-name="ro2">
          <table:table-cell office:value-type="string">
            <text:p>本当にどこに行っちまったんだろう？</text:p>
            <text:p>無事だといいんだけど…</text:p>
          </table:table-cell>
          <table:table-cell/>
        </table:table-row>
        <table:table-row table:style-name="ro2">
          <table:table-cell office:value-type="string">
            <text:p>なあ 静香</text:p>
            <text:p>今度はいつ会えるんだ？</text:p>
          </table:table-cell>
          <table:table-cell/>
        </table:table-row>
        <table:table-row table:style-name="ro1">
          <table:table-cell office:value-type="string">
            <text:p>さあ？ いつだろうねえ？</text:p>
          </table:table-cell>
          <table:table-cell/>
        </table:table-row>
        <table:table-row table:style-name="ro1">
          <table:table-cell office:value-type="string">
            <text:p>そんなツレないこと言うなって なあ</text:p>
          </table:table-cell>
          <table:table-cell/>
        </table:table-row>
        <table:table-row table:style-name="ro1">
          <table:table-cell office:value-type="string">
            <text:p>あっ！</text:p>
          </table:table-cell>
          <table:table-cell/>
        </table:table-row>
        <table:table-row table:style-name="ro1">
          <table:table-cell office:value-type="string">
            <text:p>あっ！ あんたは寿司屋の大将！</text:p>
          </table:table-cell>
          <table:table-cell/>
        </table:table-row>
        <table:table-row table:style-name="ro1">
          <table:table-cell office:value-type="string">
            <text:p>あっ！ あんたは幼馴染のヨッちゃん！</text:p>
          </table:table-cell>
          <table:table-cell/>
        </table:table-row>
        <table:table-row table:style-name="ro1">
          <table:table-cell office:value-type="string">
            <text:p>あっ！ あんたはパチプロ権助！</text:p>
          </table:table-cell>
          <table:table-cell/>
        </table:table-row>
        <table:table-row table:style-name="ro1">
          <table:table-cell office:value-type="string">
            <text:p>あっ！ あんたは… 誰だっけ？</text:p>
          </table:table-cell>
          <table:table-cell/>
        </table:table-row>
        <table:table-row table:style-name="ro1">
          <table:table-cell office:value-type="string">
            <text:p>あっ！ あなた、寿司屋の大将！</text:p>
          </table:table-cell>
          <table:table-cell/>
        </table:table-row>
        <table:table-row table:style-name="ro1">
          <table:table-cell office:value-type="string">
            <text:p>あっ！ あなたは叔父さんの遠い知り合い！</text:p>
          </table:table-cell>
          <table:table-cell/>
        </table:table-row>
        <table:table-row table:style-name="ro1">
          <table:table-cell office:value-type="string">
            <text:p>あっ！ あなたはパチプロ権助！</text:p>
          </table:table-cell>
          <table:table-cell/>
        </table:table-row>
        <table:table-row table:style-name="ro1">
          <table:table-cell office:value-type="string">
            <text:p>あっ！ あなた… 誰だっけ？</text:p>
          </table:table-cell>
          <table:table-cell/>
        </table:table-row>
        <table:table-row table:style-name="ro1">
          <table:table-cell office:value-type="string">
            <text:p>あっ！ あんたは寿司屋の大将！</text:p>
          </table:table-cell>
          <table:table-cell/>
        </table:table-row>
        <table:table-row table:style-name="ro1">
          <table:table-cell office:value-type="string">
            <text:p>あっ！ あんたは幼馴染のヨッちゃん！</text:p>
          </table:table-cell>
          <table:table-cell/>
        </table:table-row>
        <table:table-row table:style-name="ro1">
          <table:table-cell office:value-type="string">
            <text:p>あっ！ あんたはパチプロ権助！</text:p>
          </table:table-cell>
          <table:table-cell/>
        </table:table-row>
        <table:table-row table:style-name="ro1">
          <table:table-cell office:value-type="string">
            <text:p>あっ！ あんたは… 誰だっけ？</text:p>
          </table:table-cell>
          <table:table-cell/>
        </table:table-row>
        <table:table-row table:style-name="ro1">
          <table:table-cell office:value-type="string">
            <text:p>あっ！ あなた、寿司屋の大将！？</text:p>
          </table:table-cell>
          <table:table-cell/>
        </table:table-row>
        <table:table-row table:style-name="ro2">
          <table:table-cell office:value-type="string">
            <text:p>あっ！</text:p>
            <text:p>あなたは叔父さんの友達の親戚の…！</text:p>
          </table:table-cell>
          <table:table-cell/>
        </table:table-row>
        <table:table-row table:style-name="ro1">
          <table:table-cell office:value-type="string">
            <text:p>あっ！ あなたはパチプロ権助！</text:p>
          </table:table-cell>
          <table:table-cell/>
        </table:table-row>
        <table:table-row table:style-name="ro1">
          <table:table-cell office:value-type="string">
            <text:p>あっ！ あなた… 誰だっけ？</text:p>
          </table:table-cell>
          <table:table-cell/>
        </table:table-row>
        <table:table-row table:style-name="ro2">
          <table:table-cell office:value-type="string">
            <text:p>あ、あんた！ 誤解しねえでくれ！</text:p>
            <text:p>俺たちは何もやましい関係じゃねえんだ！</text:p>
          </table:table-cell>
          <table:table-cell/>
        </table:table-row>
        <table:table-row table:style-name="ro2">
          <table:table-cell office:value-type="string">
            <text:p>俺たちはただの寿司屋と</text:p>
            <text:p>そのお客さんってだけで…</text:p>
          </table:table-cell>
          <table:table-cell/>
        </table:table-row>
        <table:table-row table:style-name="ro2">
          <table:table-cell office:value-type="string">
            <text:p>ちょっと あんた！</text:p>
            <text:p>やめなよ みっともない</text:p>
          </table:table-cell>
          <table:table-cell/>
        </table:table-row>
        <table:table-row table:style-name="ro1">
          <table:table-cell office:value-type="string">
            <text:p>し、静香… だ、だけどよう…</text:p>
          </table:table-cell>
          <table:table-cell/>
        </table:table-row>
        <table:table-row table:style-name="ro2">
          <table:table-cell office:value-type="string">
            <text:p>同じ部屋からふたりで出てきて</text:p>
            <text:p>ただのお客さんで通じる訳ないだろ？</text:p>
          </table:table-cell>
          <table:table-cell/>
        </table:table-row>
        <table:table-row table:style-name="ro1">
          <table:table-cell office:value-type="string">
            <text:p>通じる訳がないね</text:p>
          </table:table-cell>
          <table:table-cell/>
        </table:table-row>
        <table:table-row table:style-name="ro1">
          <table:table-cell office:value-type="string">
            <text:p>えっ！ 違うの？</text:p>
          </table:table-cell>
          <table:table-cell/>
        </table:table-row>
        <table:table-row table:style-name="ro1">
          <table:table-cell office:value-type="string">
            <text:p>黙っている</text:p>
          </table:table-cell>
          <table:table-cell/>
        </table:table-row>
        <table:table-row table:style-name="ro1">
          <table:table-cell office:value-type="string">
            <text:p>通じる訳ないわ</text:p>
          </table:table-cell>
          <table:table-cell/>
        </table:table-row>
        <table:table-row table:style-name="ro1">
          <table:table-cell office:value-type="string">
            <text:p>もちろん通じる訳がないな</text:p>
          </table:table-cell>
          <table:table-cell/>
        </table:table-row>
        <table:table-row table:style-name="ro1">
          <table:table-cell office:value-type="string">
            <text:p>そうよ 通じるわけないわ</text:p>
          </table:table-cell>
          <table:table-cell/>
        </table:table-row>
        <table:table-row table:style-name="ro1">
          <table:table-cell office:value-type="string">
            <text:p>うっ…</text:p>
          </table:table-cell>
          <table:table-cell/>
        </table:table-row>
        <table:table-row table:style-name="ro1">
          <table:table-cell office:value-type="string">
            <text:p>えっ！ 違うのか？</text:p>
          </table:table-cell>
          <table:table-cell/>
        </table:table-row>
        <table:table-row table:style-name="ro1">
          <table:table-cell office:value-type="string">
            <text:p>えっ！ 違うの？</text:p>
          </table:table-cell>
          <table:table-cell/>
        </table:table-row>
        <table:table-row table:style-name="ro2">
          <table:table-cell office:value-type="string">
            <text:p>あっ！ バ、バカ！</text:p>
            <text:p>黙ってれば分かってなかったのに！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あたしはいいのよ 奥さんにバレたって</text:p>
            <text:p>何も困りゃしないわ</text:p>
          </table:table-cell>
          <table:table-cell/>
        </table:table-row>
        <table:table-row table:style-name="ro2">
          <table:table-cell office:value-type="string">
            <text:p>そ、そんなの 俺が困るに決まってんだろ？</text:p>
            <text:p>ま、待ってろ すぐに話を付けるからよ</text:p>
          </table:table-cell>
          <table:table-cell/>
        </table:table-row>
        <table:table-row table:style-name="ro2">
          <table:table-cell office:value-type="string">
            <text:p>よっ、よう！</text:p>
            <text:p>俺はそこの寿司屋をやってる$ci榎本$crってもんだ</text:p>
          </table:table-cell>
          <table:table-cell/>
        </table:table-row>
        <table:table-row table:style-name="ro2">
          <table:table-cell office:value-type="string">
            <text:p>今日のことを黙っててくれたら</text:p>
            <text:p>ウチの店でタダで寿司を握ってやるよ</text:p>
          </table:table-cell>
          <table:table-cell/>
        </table:table-row>
        <table:table-row table:style-name="ro2">
          <table:table-cell office:value-type="string">
            <text:p>どうせ人に話しても</text:p>
            <text:p>あんたには一文の得にもなりゃしねえ話だ</text:p>
          </table:table-cell>
          <table:table-cell/>
        </table:table-row>
        <table:table-row table:style-name="ro1">
          <table:table-cell office:value-type="string">
            <text:p>どうだい？ いい話だろ？</text:p>
          </table:table-cell>
          <table:table-cell/>
        </table:table-row>
        <table:table-row table:style-name="ro1">
          <table:table-cell office:value-type="string">
            <text:p>今日のことは秘密にすると約束する</text:p>
          </table:table-cell>
          <table:table-cell/>
        </table:table-row>
        <table:table-row table:style-name="ro1">
          <table:table-cell office:value-type="string">
            <text:p>さらに口止め料を要求する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2">
          <table:table-cell office:value-type="string">
            <text:p>分かった 今日のことは</text:p>
            <text:p>俺の胸の中にしまっておくよ</text:p>
          </table:table-cell>
          <table:table-cell/>
        </table:table-row>
        <table:table-row table:style-name="ro2">
          <table:table-cell office:value-type="string">
            <text:p>分かったわ 今日のことは</text:p>
            <text:p>内緒にしといてあげる</text:p>
          </table:table-cell>
          <table:table-cell/>
        </table:table-row>
        <table:table-row table:style-name="ro1">
          <table:table-cell office:value-type="string">
            <text:p>あ、ありがてえ 恩に着るよ</text:p>
          </table:table-cell>
          <table:table-cell/>
        </table:table-row>
        <table:table-row table:style-name="ro2">
          <table:table-cell office:value-type="string">
            <text:p>寿司だけで黙っていて欲しいなんて</text:p>
            <text:p>俺も安く見られたもんだな</text:p>
          </table:table-cell>
          <table:table-cell/>
        </table:table-row>
        <table:table-row table:style-name="ro2">
          <table:table-cell office:value-type="string">
            <text:p>お寿司だけじゃなくて…</text:p>
            <text:p>他に欲しいものがあるんだけどな…</text:p>
          </table:table-cell>
          <table:table-cell/>
        </table:table-row>
        <table:table-row table:style-name="ro2">
          <table:table-cell office:value-type="string">
            <text:p>な、なら別に口止め料も払うからよ</text:p>
            <text:p>頼むよ！</text:p>
          </table:table-cell>
          <table:table-cell/>
        </table:table-row>
        <table:table-row table:style-name="ro2">
          <table:table-cell office:value-type="string">
            <text:p>だ、黙っていてくれるんだよな？</text:p>
            <text:p>そ、そうなんだよな？</text:p>
          </table:table-cell>
          <table:table-cell/>
        </table:table-row>
        <table:table-row table:style-name="ro1">
          <table:table-cell office:value-type="string">
            <text:p>フン</text:p>
          </table:table-cell>
          <table:table-cell/>
        </table:table-row>
        <table:table-row table:style-name="ro2">
          <table:table-cell office:value-type="string">
            <text:p>そ、それじゃあ 頼んだよ</text:p>
            <text:p>店にはいつ来てもらっても構わねえからよ</text:p>
          </table:table-cell>
          <table:table-cell/>
        </table:table-row>
        <table:table-row table:style-name="ro3">
          <table:table-cell office:value-type="string">
            <text:p>やあ $puさん</text:p>
          </table:table-cell>
          <table:table-cell/>
        </table:table-row>
        <table:table-row table:style-name="ro1">
          <table:table-cell office:value-type="string">
            <text:p>柳田のことについて少し聞いて欲しいんだが…</text:p>
          </table:table-cell>
          <table:table-cell/>
        </table:table-row>
        <table:table-row table:style-name="ro2">
          <table:table-cell office:value-type="string">
            <text:p>柳田さんのことで</text:p>
            <text:p>少し聞いてもらいたい事が…</text:p>
          </table:table-cell>
          <table:table-cell/>
        </table:table-row>
        <table:table-row table:style-name="ro1">
          <table:table-cell office:value-type="string">
            <text:p>ふむ？ なんでしょう？</text:p>
          </table:table-cell>
          <table:table-cell/>
        </table:table-row>
        <table:table-row table:style-name="ro2">
          <table:table-cell office:value-type="string">
            <text:p>柳田は公園で発見される前日、</text:p>
            <text:p>沙織という女と食事へ行く約束をしている</text:p>
          </table:table-cell>
          <table:table-cell/>
        </table:table-row>
        <table:table-row table:style-name="ro2">
          <table:table-cell office:value-type="string">
            <text:p>柳田さんは公園で発見される前日に、</text:p>
            <text:p>沙織という人と食事へ行く約束をしているわ</text:p>
          </table:table-cell>
          <table:table-cell/>
        </table:table-row>
        <table:table-row table:style-name="ro2">
          <table:table-cell office:value-type="string">
            <text:p>自殺をするつもりなら</text:p>
            <text:p>そんな約束はしないのでは…？</text:p>
          </table:table-cell>
          <table:table-cell/>
        </table:table-row>
        <table:table-row table:style-name="ro2">
          <table:table-cell office:value-type="string">
            <text:p>自殺をするつもりなら</text:p>
            <text:p>そんな約束はしないのでは…？</text:p>
          </table:table-cell>
          <table:table-cell/>
        </table:table-row>
        <table:table-row table:style-name="ro1">
          <table:table-cell office:value-type="string">
            <text:p>なるほど… 確かにそれは不自然ですね…</text:p>
          </table:table-cell>
          <table:table-cell/>
        </table:table-row>
        <table:table-row table:style-name="ro2">
          <table:table-cell office:value-type="string">
            <text:p>柳田はパチンコのし過ぎで</text:p>
            <text:p>金に困っていたフシがある</text:p>
          </table:table-cell>
          <table:table-cell/>
        </table:table-row>
        <table:table-row table:style-name="ro2">
          <table:table-cell office:value-type="string">
            <text:p>柳田さんはパチンコのし過ぎで</text:p>
            <text:p>お金に困っていたみたい</text:p>
          </table:table-cell>
          <table:table-cell/>
        </table:table-row>
        <table:table-row table:style-name="ro2">
          <table:table-cell office:value-type="string">
            <text:p>金目的で殺人を犯したあと、</text:p>
            <text:p>後悔して自殺をしたのでは…？</text:p>
          </table:table-cell>
          <table:table-cell/>
        </table:table-row>
        <table:table-row table:style-name="ro2">
          <table:table-cell office:value-type="string">
            <text:p>お金目的で殺人を犯したあと</text:p>
            <text:p>後悔して自殺をしたのでは…？</text:p>
          </table:table-cell>
          <table:table-cell/>
        </table:table-row>
        <table:table-row table:style-name="ro1">
          <table:table-cell office:value-type="string">
            <text:p>ふむ… やはり自殺の線は濃厚ですか…</text:p>
          </table:table-cell>
          <table:table-cell/>
        </table:table-row>
        <table:table-row table:style-name="ro1">
          <table:table-cell office:value-type="string">
            <text:p>おまわりさん！</text:p>
          </table:table-cell>
          <table:table-cell/>
        </table:table-row>
        <table:table-row table:style-name="ro1">
          <table:table-cell office:value-type="string">
            <text:p>うん？ どうしたんだい坊や</text:p>
          </table:table-cell>
          <table:table-cell/>
        </table:table-row>
        <table:table-row table:style-name="ro1">
          <table:table-cell office:value-type="string">
            <text:p>ゆうちゃんが 銀玉を見つけたんだ！</text:p>
          </table:table-cell>
          <table:table-cell/>
        </table:table-row>
        <table:table-row table:style-name="ro1">
          <table:table-cell office:value-type="string">
            <text:p>銀玉…？</text:p>
          </table:table-cell>
          <table:table-cell/>
        </table:table-row>
        <table:table-row table:style-name="ro2">
          <table:table-cell office:value-type="string">
            <text:p>公園の、あの木の下で見つけたんだ！</text:p>
            <text:p>やっぱり銀玉仮面のしわざだよ！</text:p>
          </table:table-cell>
          <table:table-cell/>
        </table:table-row>
        <table:table-row table:style-name="ro1">
          <table:table-cell office:value-type="string">
            <text:p>………！</text:p>
          </table:table-cell>
          <table:table-cell/>
        </table:table-row>
        <table:table-row table:style-name="ro1">
          <table:table-cell office:value-type="string">
            <text:p>…なるほど 分かりました</text:p>
          </table:table-cell>
          <table:table-cell/>
        </table:table-row>
        <table:table-row table:style-name="ro2">
          <table:table-cell office:value-type="string">
            <text:p>いいでしょう</text:p>
            <text:p>$puさんのアリバイを認めましょう</text:p>
          </table:table-cell>
          <table:table-cell/>
        </table:table-row>
        <table:table-row table:style-name="ro2">
          <table:table-cell office:value-type="string">
            <text:p>一応電話会社に問い合わせておきます</text:p>
            <text:p>まあ、念のためです 信用していますよ</text:p>
          </table:table-cell>
          <table:table-cell/>
        </table:table-row>
        <table:table-row table:style-name="ro1">
          <table:table-cell office:value-type="string">
            <text:p>隣に住んでいた女性について聞く</text:p>
          </table:table-cell>
          <table:table-cell/>
        </table:table-row>
        <table:table-row table:style-name="ro1">
          <table:table-cell office:value-type="string">
            <text:p>被害者殺害時に逃げていった男について聞く</text:p>
          </table:table-cell>
          <table:table-cell/>
        </table:table-row>
        <table:table-row table:style-name="ro1">
          <table:table-cell office:value-type="string">
            <text:p>聞きたいことはない</text:p>
          </table:table-cell>
          <table:table-cell/>
        </table:table-row>
        <table:table-row table:style-name="ro1">
          <table:table-cell office:value-type="string">
            <text:p>あれから被害者について何か情報は…？</text:p>
          </table:table-cell>
          <table:table-cell/>
        </table:table-row>
        <table:table-row table:style-name="ro1">
          <table:table-cell office:value-type="string">
            <text:p>あれから被害者について何か情報は…？</text:p>
          </table:table-cell>
          <table:table-cell/>
        </table:table-row>
        <table:table-row table:style-name="ro2">
          <table:table-cell office:value-type="string">
            <text:p>彼女は本名「$ci岬麗子$cr」 出玉町の高級クラブ</text:p>
            <text:p>「$ci女豹$cr」のホステスでした</text:p>
          </table:table-cell>
          <table:table-cell/>
        </table:table-row>
        <table:table-row table:style-name="ro2">
          <table:table-cell office:value-type="string">
            <text:p>その店では「$ci静香$cr」という</text:p>
            <text:p>源氏名を使っていたようです</text:p>
          </table:table-cell>
          <table:table-cell/>
        </table:table-row>
        <table:table-row table:style-name="ro2">
          <table:table-cell office:value-type="string">
            <text:p>ただ… ここまでで捜査が行き詰まっています</text:p>
            <text:p>彼女の年令や出身地を誰も知らないのです</text:p>
          </table:table-cell>
          <table:table-cell/>
        </table:table-row>
        <table:table-row table:style-name="ro2">
          <table:table-cell office:value-type="string">
            <text:p>$puさんの方でも</text:p>
            <text:p>何か情報を得たらお知らせください</text:p>
          </table:table-cell>
          <table:table-cell/>
        </table:table-row>
        <table:table-row table:style-name="ro1">
          <table:table-cell office:value-type="string">
            <text:p>あの時逃げていった男については？</text:p>
          </table:table-cell>
          <table:table-cell/>
        </table:table-row>
        <table:table-row table:style-name="ro1">
          <table:table-cell office:value-type="string">
            <text:p>あの時逃げていった男については？</text:p>
          </table:table-cell>
          <table:table-cell/>
        </table:table-row>
        <table:table-row table:style-name="ro2">
          <table:table-cell office:value-type="string">
            <text:p>…早朝だったこともあって、</text:p>
            <text:p>ほとんど目擊証言が集まっていません</text:p>
          </table:table-cell>
          <table:table-cell/>
        </table:table-row>
        <table:table-row table:style-name="ro2">
          <table:table-cell office:value-type="string">
            <text:p>ただ、ひとりだけ目擊者がいます</text:p>
            <text:p>新聞配達の少年なんですが…</text:p>
          </table:table-cell>
          <table:table-cell/>
        </table:table-row>
        <table:table-row table:style-name="ro2">
          <table:table-cell office:value-type="string">
            <text:p>海の湯の前から、大通りを$ci小太りの男$crが</text:p>
            <text:p>北の方へ走っていくのを見たそうです</text:p>
          </table:table-cell>
          <table:table-cell/>
        </table:table-row>
        <table:table-row table:style-name="ro2">
          <table:table-cell office:value-type="string">
            <text:p>これが$puさんの見た男と</text:p>
            <text:p>同一人物であるとは限りませんが…</text:p>
          </table:table-cell>
          <table:table-cell/>
        </table:table-row>
        <table:table-row table:style-name="ro1">
          <table:table-cell office:value-type="string">
            <text:p>重要参考人として行方を追っています</text:p>
          </table:table-cell>
          <table:table-cell/>
        </table:table-row>
        <table:table-row table:style-name="ro1">
          <table:table-cell office:value-type="string">
            <text:p>…良かったですね 疑いが晴れて…</text:p>
          </table:table-cell>
          <table:table-cell/>
        </table:table-row>
        <table:table-row table:style-name="ro1">
          <table:table-cell office:value-type="string">
            <text:p>それじゃ私 お店に戻りますね</text:p>
          </table:table-cell>
          <table:table-cell/>
        </table:table-row>
        <table:table-row table:style-name="ro1">
          <table:table-cell office:value-type="string">
            <text:p>…男性が首を吊って、木にぶらさがっている</text:p>
          </table:table-cell>
          <table:table-cell/>
        </table:table-row>
        <table:table-row table:style-name="ro1">
          <table:table-cell office:value-type="string">
            <text:p>この男性は…</text:p>
          </table:table-cell>
          <table:table-cell/>
        </table:table-row>
        <table:table-row table:style-name="ro3">
          <table:table-cell office:value-type="string">
            <text:p>ああ！ $puさん！</text:p>
          </table:table-cell>
          <table:table-cell/>
        </table:table-row>
        <table:table-row table:style-name="ro1">
          <table:table-cell office:value-type="string">
            <text:p>これは… 自殺…？ </text:p>
          </table:table-cell>
          <table:table-cell/>
        </table:table-row>
        <table:table-row table:style-name="ro1">
          <table:table-cell office:value-type="string">
            <text:p>やあ おはよう</text:p>
          </table:table-cell>
          <table:table-cell/>
        </table:table-row>
        <table:table-row table:style-name="ro1">
          <table:table-cell office:value-type="string">
            <text:p>おはよう なんだかにぎやかね</text:p>
          </table:table-cell>
          <table:table-cell/>
        </table:table-row>
        <table:table-row table:style-name="ro1">
          <table:table-cell office:value-type="string">
            <text:p>？ あなたは誰ですか？</text:p>
          </table:table-cell>
          <table:table-cell/>
        </table:table-row>
        <table:table-row table:style-name="ro1">
          <table:table-cell office:value-type="string">
            <text:p>これは… 自殺…？</text:p>
          </table:table-cell>
          <table:table-cell/>
        </table:table-row>
        <table:table-row table:style-name="ro1">
          <table:table-cell office:value-type="string">
            <text:p>これは… 自殺…？</text:p>
          </table:table-cell>
          <table:table-cell/>
        </table:table-row>
        <table:table-row table:style-name="ro1">
          <table:table-cell office:value-type="string">
            <text:p>やあ おはよう</text:p>
          </table:table-cell>
          <table:table-cell/>
        </table:table-row>
        <table:table-row table:style-name="ro1">
          <table:table-cell office:value-type="string">
            <text:p>おはよう なんだかにぎやかね</text:p>
          </table:table-cell>
          <table:table-cell/>
        </table:table-row>
        <table:table-row table:style-name="ro2">
          <table:table-cell office:value-type="string">
            <text:p>のん気な…</text:p>
            <text:p>大変ですよ 首吊り自殺です</text:p>
          </table:table-cell>
          <table:table-cell/>
        </table:table-row>
        <table:table-row table:style-name="ro1">
          <table:table-cell office:value-type="string">
            <text:p>？ あなたは誰ですか？</text:p>
          </table:table-cell>
          <table:table-cell/>
        </table:table-row>
        <table:table-row table:style-name="ro1">
          <table:table-cell office:value-type="string">
            <text:p>？ あなた誰？</text:p>
          </table:table-cell>
          <table:table-cell/>
        </table:table-row>
        <table:table-row table:style-name="ro2">
          <table:table-cell office:value-type="string">
            <text:p>パチパラ町交番の片山ですよ</text:p>
            <text:p>パチンコ屋事件であなたを連行した…</text:p>
          </table:table-cell>
          <table:table-cell/>
        </table:table-row>
        <table:table-row table:style-name="ro2">
          <table:table-cell office:value-type="string">
            <text:p>ひょっとして、まだ根に持ってるんですか？</text:p>
            <text:p>もう疑ってませんから</text:p>
          </table:table-cell>
          <table:table-cell/>
        </table:table-row>
        <table:table-row table:style-name="ro2">
          <table:table-cell office:value-type="string">
            <text:p>早く降ろしてあげたいんですが…</text:p>
            <text:p>本庁から警部が見えるまでは…</text:p>
          </table:table-cell>
          <table:table-cell/>
        </table:table-row>
        <table:table-row table:style-name="ro1">
          <table:table-cell office:value-type="string">
            <text:p>あっ 警部が来ましたよ</text:p>
          </table:table-cell>
          <table:table-cell/>
        </table:table-row>
        <table:table-row table:style-name="ro2">
          <table:table-cell office:value-type="string">
            <text:p>$ci柳田 まさと$cr この公園で行われていた</text:p>
            <text:p>ラジオ体操の指導員だ</text:p>
          </table:table-cell>
          <table:table-cell/>
        </table:table-row>
        <table:table-row table:style-name="ro2">
          <table:table-cell office:value-type="string">
            <text:p>$puさん</text:p>
            <text:p>あなたに少し聞きたいのですが…</text:p>
          </table:table-cell>
          <table:table-cell/>
        </table:table-row>
        <table:table-row table:style-name="ro2">
          <table:table-cell office:value-type="string">
            <text:p>実は彼、あなたの部屋の隣りに</text:p>
            <text:p>住んでいたんです</text:p>
          </table:table-cell>
          <table:table-cell/>
        </table:table-row>
        <table:table-row table:style-name="ro2">
          <table:table-cell office:value-type="string">
            <text:p>彼について何か知っていますか？</text:p>
            <text:p>どんな細かいことでもいいんですが…</text:p>
          </table:table-cell>
          <table:table-cell/>
        </table:table-row>
        <table:table-row table:style-name="ro1">
          <table:table-cell office:value-type="string">
            <text:p>いや 彼のことは知らない</text:p>
          </table:table-cell>
          <table:table-cell/>
        </table:table-row>
        <table:table-row table:style-name="ro1">
          <table:table-cell office:value-type="string">
            <text:p>う〜ん…と考え込む</text:p>
          </table:table-cell>
          <table:table-cell/>
        </table:table-row>
        <table:table-row table:style-name="ro1">
          <table:table-cell office:value-type="string">
            <text:p>いや、彼の事は知らないな…</text:p>
          </table:table-cell>
          <table:table-cell/>
        </table:table-row>
        <table:table-row table:style-name="ro1">
          <table:table-cell office:value-type="string">
            <text:p>ううん、彼の事は知らないわ</text:p>
          </table:table-cell>
          <table:table-cell/>
        </table:table-row>
        <table:table-row table:style-name="ro1">
          <table:table-cell office:value-type="string">
            <text:p>う〜ん…</text:p>
          </table:table-cell>
          <table:table-cell/>
        </table:table-row>
        <table:table-row table:style-name="ro3">
          <table:table-cell office:value-type="string">
            <text:p>う〜ん¥¥¥</text:p>
          </table:table-cell>
          <table:table-cell/>
        </table:table-row>
        <table:table-row table:style-name="ro1">
          <table:table-cell office:value-type="string">
            <text:p>警部、やはり自殺なのでありますか？</text:p>
          </table:table-cell>
          <table:table-cell/>
        </table:table-row>
        <table:table-row table:style-name="ro2">
          <table:table-cell office:value-type="string">
            <text:p>解剖をしてみないと分からんが…</text:p>
            <text:p>その線は濃いだろうな</text:p>
          </table:table-cell>
          <table:table-cell/>
        </table:table-row>
        <table:table-row table:style-name="ro2">
          <table:table-cell office:value-type="string">
            <text:p>聞き込みによると、ここ数日</text:p>
            <text:p>何か思い詰めた樣子だったそうだ</text:p>
          </table:table-cell>
          <table:table-cell/>
        </table:table-row>
        <table:table-row table:style-name="ro2">
          <table:table-cell office:value-type="string">
            <text:p>今、彼のアパートを捜索している</text:p>
            <text:p>何か出てくれば…</text:p>
          </table:table-cell>
          <table:table-cell/>
        </table:table-row>
        <table:table-row table:style-name="ro1">
          <table:table-cell office:value-type="string">
            <text:p>警部！</text:p>
          </table:table-cell>
          <table:table-cell/>
        </table:table-row>
        <table:table-row table:style-name="ro2">
          <table:table-cell office:value-type="string">
            <text:p>柳田の部屋から、</text:p>
            <text:p>$ci血の付いたナイフ$crが見つかりました！</text:p>
          </table:table-cell>
          <table:table-cell/>
        </table:table-row>
        <table:table-row table:style-name="ro1">
          <table:table-cell office:value-type="string">
            <text:p>なにッ！？</text:p>
          </table:table-cell>
          <table:table-cell/>
        </table:table-row>
        <table:table-row table:style-name="ro2">
          <table:table-cell office:value-type="string">
            <text:p>…けっ警部、これは一体</text:p>
            <text:p>どういうことでしょうか…？</text:p>
          </table:table-cell>
          <table:table-cell/>
        </table:table-row>
        <table:table-row table:style-name="ro2">
          <table:table-cell office:value-type="string">
            <text:p>…まだ分からん とにかく、</text:p>
            <text:p>鑑識に見てもらおう 片山君 ここは頼む</text:p>
          </table:table-cell>
          <table:table-cell/>
        </table:table-row>
        <table:table-row table:style-name="ro1">
          <table:table-cell office:value-type="string">
            <text:p>ハッ！</text:p>
          </table:table-cell>
          <table:table-cell/>
        </table:table-row>
        <table:table-row table:style-name="ro2">
          <table:table-cell office:value-type="string">
            <text:p>やあ、$puさん</text:p>
            <text:p>鑑識の結果が出ましたよ</text:p>
          </table:table-cell>
          <table:table-cell/>
        </table:table-row>
        <table:table-row table:style-name="ro2">
          <table:table-cell office:value-type="string">
            <text:p>ナイフに付いていた血は、</text:p>
            <text:p>パチンコ屋の被害者と同じ物だったよ</text:p>
          </table:table-cell>
          <table:table-cell/>
        </table:table-row>
        <table:table-row table:style-name="ro2">
          <table:table-cell office:value-type="string">
            <text:p>捜査本部では、柳田さんが</text:p>
            <text:p>「殺人を犯した自責の念から自殺した」…</text:p>
          </table:table-cell>
          <table:table-cell/>
        </table:table-row>
        <table:table-row table:style-name="ro1">
          <table:table-cell office:value-type="string">
            <text:p>…と見て間違いないという見解だそうです</text:p>
          </table:table-cell>
          <table:table-cell/>
        </table:table-row>
        <table:table-row table:style-name="ro2">
          <table:table-cell office:value-type="string">
            <text:p>あとは動機だな</text:p>
            <text:p>なぜ彼は殺人を犯したのか…</text:p>
          </table:table-cell>
          <table:table-cell/>
        </table:table-row>
        <table:table-row table:style-name="ro1">
          <table:table-cell office:value-type="string">
            <text:p>おじさん おじさん</text:p>
          </table:table-cell>
          <table:table-cell/>
        </table:table-row>
        <table:table-row table:style-name="ro1">
          <table:table-cell office:value-type="string">
            <text:p>うん？</text:p>
          </table:table-cell>
          <table:table-cell/>
        </table:table-row>
        <table:table-row table:style-name="ro2">
          <table:table-cell office:value-type="string">
            <text:p>こんども、「ぎんだまかめん」が</text:p>
            <text:p>はんにんなの？</text:p>
          </table:table-cell>
          <table:table-cell/>
        </table:table-row>
        <table:table-row table:style-name="ro1">
          <table:table-cell office:value-type="string">
            <text:p>ぎんだま… 銀玉仮面？</text:p>
          </table:table-cell>
          <table:table-cell/>
        </table:table-row>
        <table:table-row table:style-name="ro1">
          <table:table-cell office:value-type="string">
            <text:p>銀玉仮面って何だい？</text:p>
          </table:table-cell>
          <table:table-cell/>
        </table:table-row>
        <table:table-row table:style-name="ro1">
          <table:table-cell office:value-type="string">
            <text:p>ねえぼく 銀玉仮面って何？</text:p>
          </table:table-cell>
          <table:table-cell/>
        </table:table-row>
        <table:table-row table:style-name="ro1">
          <table:table-cell office:value-type="string">
            <text:p>今忙しいんだ あっちへ行きな</text:p>
          </table:table-cell>
          <table:table-cell/>
        </table:table-row>
        <table:table-row table:style-name="ro1">
          <table:table-cell office:value-type="string">
            <text:p>今忙しいの ほら、あっち行って！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銀玉仮面って何だい？</text:p>
          </table:table-cell>
          <table:table-cell/>
        </table:table-row>
        <table:table-row table:style-name="ro1">
          <table:table-cell office:value-type="string">
            <text:p>ねえぼく 銀玉仮面って何？</text:p>
          </table:table-cell>
          <table:table-cell/>
        </table:table-row>
        <table:table-row table:style-name="ro1">
          <table:table-cell office:value-type="string">
            <text:p>今忙しいんだ あっちへ行きな</text:p>
          </table:table-cell>
          <table:table-cell/>
        </table:table-row>
        <table:table-row table:style-name="ro1">
          <table:table-cell office:value-type="string">
            <text:p>今忙しいの ほら、あっち行って！</text:p>
          </table:table-cell>
          <table:table-cell/>
        </table:table-row>
        <table:table-row table:style-name="ro2">
          <table:table-cell office:value-type="string">
            <text:p>まあまあ 坊や</text:p>
            <text:p>銀玉仮面って 何だい？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「ぎんだまかめん」は</text:p>
            <text:p>手にパチンコ玉を握らせるんだよ</text:p>
          </table:table-cell>
          <table:table-cell/>
        </table:table-row>
        <table:table-row table:style-name="ro1">
          <table:table-cell office:value-type="string">
            <text:p>パチンコ玉… ああそれで銀玉…</text:p>
          </table:table-cell>
          <table:table-cell/>
        </table:table-row>
        <table:table-row table:style-name="ro2">
          <table:table-cell office:value-type="string">
            <text:p>みんな言ってるよ ぱちんこ屋の事件は</text:p>
            <text:p>「ぎんだまかめん」のしわざだって</text:p>
          </table:table-cell>
          <table:table-cell/>
        </table:table-row>
        <table:table-row table:style-name="ro2">
          <table:table-cell office:value-type="string">
            <text:p>ありがとう坊や おじさんたちが</text:p>
            <text:p>銀玉仮面を捕まえるからな</text:p>
          </table:table-cell>
          <table:table-cell/>
        </table:table-row>
        <table:table-row table:style-name="ro1">
          <table:table-cell office:value-type="string">
            <text:p>銀玉仮面… 恐ろしい奴だ…！</text:p>
          </table:table-cell>
          <table:table-cell/>
        </table:table-row>
        <table:table-row table:style-name="ro1">
          <table:table-cell office:value-type="string">
            <text:p>銀玉仮面… なんて恐ろしい…！</text:p>
          </table:table-cell>
          <table:table-cell/>
        </table:table-row>
        <table:table-row table:style-name="ro1">
          <table:table-cell office:value-type="string">
            <text:p>銀玉仮面なんて子供達のウワサ話だ</text:p>
          </table:table-cell>
          <table:table-cell/>
        </table:table-row>
        <table:table-row table:style-name="ro1">
          <table:table-cell office:value-type="string">
            <text:p>銀玉仮面なんて、子供達のウワサ話でしょ</text:p>
          </table:table-cell>
          <table:table-cell/>
        </table:table-row>
        <table:table-row table:style-name="ro1">
          <table:table-cell office:value-type="string">
            <text:p>柳田の手に銀玉は…？</text:p>
          </table:table-cell>
          <table:table-cell/>
        </table:table-row>
        <table:table-row table:style-name="ro1">
          <table:table-cell office:value-type="string">
            <text:p>銀玉仮面… 恐ろしい奴だ…！</text:p>
          </table:table-cell>
          <table:table-cell/>
        </table:table-row>
        <table:table-row table:style-name="ro1">
          <table:table-cell office:value-type="string">
            <text:p>銀玉仮面… なんて恐ろしい…！</text:p>
          </table:table-cell>
          <table:table-cell/>
        </table:table-row>
        <table:table-row table:style-name="ro2">
          <table:table-cell office:value-type="string">
            <text:p>…まあ 良くあるウワサ話ですね</text:p>
            <text:p>気にしない方がいいですよ</text:p>
          </table:table-cell>
          <table:table-cell/>
        </table:table-row>
        <table:table-row table:style-name="ro2">
          <table:table-cell office:value-type="string">
            <text:p>銀玉仮面なんて</text:p>
            <text:p>子供達のウワサ話じゃないか？</text:p>
          </table:table-cell>
          <table:table-cell/>
        </table:table-row>
        <table:table-row table:style-name="ro2">
          <table:table-cell office:value-type="string">
            <text:p>銀玉仮面なんて</text:p>
            <text:p>子供達のウワサ話じゃない？</text:p>
          </table:table-cell>
          <table:table-cell/>
        </table:table-row>
        <table:table-row table:style-name="ro2">
          <table:table-cell office:value-type="string">
            <text:p>そうでしょうね パチンコ屋事件の報道に</text:p>
            <text:p>尾ひれが付いてるみたいですね…</text:p>
          </table:table-cell>
          <table:table-cell/>
        </table:table-row>
        <table:table-row table:style-name="ro1">
          <table:table-cell office:value-type="string">
            <text:p>柳田の手に銀玉は…？</text:p>
          </table:table-cell>
          <table:table-cell/>
        </table:table-row>
        <table:table-row table:style-name="ro1">
          <table:table-cell office:value-type="string">
            <text:p>柳田さんの手に銀玉は…？</text:p>
          </table:table-cell>
          <table:table-cell/>
        </table:table-row>
        <table:table-row table:style-name="ro2">
          <table:table-cell office:value-type="string">
            <text:p>いや 無かった 遺体の所持品にも自宅にも</text:p>
            <text:p>パチンコ玉は無かったよ</text:p>
          </table:table-cell>
          <table:table-cell/>
        </table:table-row>
        <table:table-row table:style-name="ro2">
          <table:table-cell office:value-type="string">
            <text:p>今日はこれで引き上げるよ 柳田さんに</text:p>
            <text:p>ついて何か分かったら教えてくださ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やあ 君か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何か情報があったら頼むよ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柳田さんが首を吊っていた、足元の辺りに</text:p>
            <text:p>パチンコ玉が埋まっていたようで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埋まっていたパチンコ玉は$ci４個$cr ちなみに、</text:p>
            <text:p>銀玉会館の被害者は$ci５個$cr握っていまし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４個の銀玉… 部屋で見つかったナイフ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柳田さんが自殺ではなく、誰かに殺されたと</text:p>
            <text:p>言う考えは正しいのかも知れませんね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あなたのアリバイを</text:p>
            <text:p>証明できる人を連れてきてください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3">
          <table:table-cell office:value-type="string">
            <text:p>あなたが言う、「$ci謎の電話$cr」の相手なら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やあ、あなたですか</text:p>
          </table:table-cell>
          <table:table-cell/>
        </table:table-row>
        <table:table-row table:style-name="ro1">
          <table:table-cell office:value-type="string">
            <text:p>パチンコ屋殺人事件について聞く</text:p>
          </table:table-cell>
          <table:table-cell/>
        </table:table-row>
        <table:table-row table:style-name="ro1">
          <table:table-cell office:value-type="string">
            <text:p>柳田の他殺疑惑について聞く</text:p>
          </table:table-cell>
          <table:table-cell/>
        </table:table-row>
        <table:table-row table:style-name="ro1">
          <table:table-cell office:value-type="string">
            <text:p>静香殺害事件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屋殺人事件について、何か情報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殺人事件の</text:p>
            <text:p>新しい情報はありませんか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今のところ分かっているのは</text:p>
            <text:p>被害者が「新川」という男だと言うこと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新川は刺殺され、その凶器が</text:p>
            <text:p>柳田さんの部屋から見つかったこと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新川は５個のパチンコ玉を</text:p>
            <text:p>握って死んでいたこと… くらいです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の他殺について、何か進展は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柳田さんの他殺について、</text:p>
            <text:p>何か進展はありましたか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最近分かった事ですが…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柳田さんの知人らの証言では、</text:p>
            <text:p>彼は静香に言い寄られていたようで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彼の部屋からも、</text:p>
            <text:p>静香の指紋が見つかっていま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ただ… 柳田さんの方は</text:p>
            <text:p>あまり乗り気ではなかったようで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1">
          <table:table-cell office:value-type="string">
            <text:p>近所づきあい程度の関係だったのでしょう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静香殺害事件で、何か分かったことは…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実は… 静香も銀玉…</text:p>
            <text:p>パチンコ玉を握っていました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今度は$ci３個$cr…</text:p>
            <text:p>静香が握っていたパチンコ玉は３個です</text:p>
          </table:table-cell>
          <table:table-cell/>
        </table:table-row>
        <table:table-row table:style-name="ro1">
          <table:table-cell office:value-type="string">
            <text:p>三上 孝夫</text:p>
          </table:table-cell>
          <table:table-cell/>
        </table:table-row>
        <table:table-row table:style-name="ro2">
          <table:table-cell office:value-type="string">
            <text:p>これで５、４、３と、ひとつずつ</text:p>
            <text:p>パチンコ玉が減っていることになります</text:p>
          </table:table-cell>
          <table:table-cell/>
        </table:table-row>
        <table:table-row table:style-name="ro2">
          <table:table-cell office:value-type="string">
            <text:p>あっ$puさん</text:p>
            <text:p>来てくれてありがとうございます</text:p>
          </table:table-cell>
          <table:table-cell/>
        </table:table-row>
        <table:table-row table:style-name="ro3">
          <table:table-cell office:value-type="string">
            <text:p>あの… $puさん…</text:p>
          </table:table-cell>
          <table:table-cell/>
        </table:table-row>
        <table:table-row table:style-name="ro1">
          <table:table-cell office:value-type="string">
            <text:p>？</text:p>
          </table:table-cell>
          <table:table-cell/>
        </table:table-row>
        <table:table-row table:style-name="ro1">
          <table:table-cell office:value-type="string">
            <text:p>うん？</text:p>
          </table:table-cell>
          <table:table-cell/>
        </table:table-row>
        <table:table-row table:style-name="ro1">
          <table:table-cell office:value-type="string">
            <text:p>実は… お願いがあるんです……</text:p>
          </table:table-cell>
          <table:table-cell/>
        </table:table-row>
        <table:table-row table:style-name="ro1">
          <table:table-cell office:value-type="string">
            <text:p>お願い？ 何でも言ってくれ</text:p>
          </table:table-cell>
          <table:table-cell/>
        </table:table-row>
        <table:table-row table:style-name="ro1">
          <table:table-cell office:value-type="string">
            <text:p>お願い？ とりあえず聞こうか</text:p>
          </table:table-cell>
          <table:table-cell/>
        </table:table-row>
        <table:table-row table:style-name="ro1">
          <table:table-cell office:value-type="string">
            <text:p>お願い？ あまり気が進まないな…</text:p>
          </table:table-cell>
          <table:table-cell/>
        </table:table-row>
        <table:table-row table:style-name="ro1">
          <table:table-cell office:value-type="string">
            <text:p>お願い？ おまえの願い事なんてご免だよ</text:p>
          </table:table-cell>
          <table:table-cell/>
        </table:table-row>
        <table:table-row table:style-name="ro1">
          <table:table-cell office:value-type="string">
            <text:p>お願い？ 何かしら</text:p>
          </table:table-cell>
          <table:table-cell/>
        </table:table-row>
        <table:table-row table:style-name="ro1">
          <table:table-cell office:value-type="string">
            <text:p>お願い？ とりあえず言ってみて</text:p>
          </table:table-cell>
          <table:table-cell/>
        </table:table-row>
        <table:table-row table:style-name="ro1">
          <table:table-cell office:value-type="string">
            <text:p>お願い？ あんまり気が進まないけど…</text:p>
          </table:table-cell>
          <table:table-cell/>
        </table:table-row>
        <table:table-row table:style-name="ro2">
          <table:table-cell office:value-type="string">
            <text:p>お願い？ どうして私が</text:p>
            <text:p>あなたのお願いを聞かなきゃならないの？</text:p>
          </table:table-cell>
          <table:table-cell/>
        </table:table-row>
        <table:table-row table:style-name="ro1">
          <table:table-cell office:value-type="string">
            <text:p>お願い？ 何でも言ってくれ</text:p>
          </table:table-cell>
          <table:table-cell/>
        </table:table-row>
        <table:table-row table:style-name="ro1">
          <table:table-cell office:value-type="string">
            <text:p>お願い？ 何かしら</text:p>
          </table:table-cell>
          <table:table-cell/>
        </table:table-row>
        <table:table-row table:style-name="ro1">
          <table:table-cell office:value-type="string">
            <text:p>は、はい あのですね…</text:p>
          </table:table-cell>
          <table:table-cell/>
        </table:table-row>
        <table:table-row table:style-name="ro1">
          <table:table-cell office:value-type="string">
            <text:p>お願い？ とりあえず聞こうか</text:p>
          </table:table-cell>
          <table:table-cell/>
        </table:table-row>
        <table:table-row table:style-name="ro1">
          <table:table-cell office:value-type="string">
            <text:p>お願い？ とりあえず言ってみて</text:p>
          </table:table-cell>
          <table:table-cell/>
        </table:table-row>
        <table:table-row table:style-name="ro1">
          <table:table-cell office:value-type="string">
            <text:p>お願い？ あまり気が進まないな…</text:p>
          </table:table-cell>
          <table:table-cell/>
        </table:table-row>
        <table:table-row table:style-name="ro1">
          <table:table-cell office:value-type="string">
            <text:p>お願い？ あんまり気が進まないけど…</text:p>
          </table:table-cell>
          <table:table-cell/>
        </table:table-row>
        <table:table-row table:style-name="ro1">
          <table:table-cell office:value-type="string">
            <text:p>すみません とりあえず話だけでも…</text:p>
          </table:table-cell>
          <table:table-cell/>
        </table:table-row>
        <table:table-row table:style-name="ro1">
          <table:table-cell office:value-type="string">
            <text:p>お願い？ おまえの願い事なんてご免だよ</text:p>
          </table:table-cell>
          <table:table-cell/>
        </table:table-row>
        <table:table-row table:style-name="ro2">
          <table:table-cell office:value-type="string">
            <text:p>お願い？ どうして私が</text:p>
            <text:p>あなたのお願いを聞かなきゃならないの？</text:p>
          </table:table-cell>
          <table:table-cell/>
        </table:table-row>
        <table:table-row table:style-name="ro1">
          <table:table-cell office:value-type="string">
            <text:p>なんだぁ？ てめえ！ やるってのか！</text:p>
          </table:table-cell>
          <table:table-cell/>
        </table:table-row>
        <table:table-row table:style-name="ro1">
          <table:table-cell office:value-type="string">
            <text:p>なにをっ！</text:p>
          </table:table-cell>
          <table:table-cell/>
        </table:table-row>
        <table:table-row table:style-name="ro1">
          <table:table-cell office:value-type="string">
            <text:p>やめなさい！ こらっ やめろっ！</text:p>
          </table:table-cell>
          <table:table-cell/>
        </table:table-row>
        <table:table-row table:style-name="ro3">
          <table:table-cell office:value-type="string">
            <text:p>…あ、あの $puさん</text:p>
          </table:table-cell>
          <table:table-cell/>
        </table:table-row>
        <table:table-row table:style-name="ro2">
          <table:table-cell office:value-type="string">
            <text:p>…すみません 今日はやめておきます</text:p>
            <text:p>私が呼び出しておいて申し訳ないですけど…</text:p>
          </table:table-cell>
          <table:table-cell/>
        </table:table-row>
        <table:table-row table:style-name="ro1">
          <table:table-cell office:value-type="string">
            <text:p>おやすみなさい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2:24.40</dc:date>
    <meta:generator>OpenOffice/4.1.14$Win32 OpenOffice.org_project/4114m1$Build-9811</meta:generator>
    <meta:editing-duration>PT25M59S</meta:editing-duration>
    <meta:editing-cycles>7</meta:editing-cycles>
    <meta:document-statistic meta:table-count="1" meta:cell-count="3046" meta:object-count="0"/>
  </office:meta>
</office:document-meta>
</file>